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018cm"/>
    </style:style>
    <style:style style:name="co2" style:family="table-column">
      <style:table-column-properties fo:break-before="auto" style:column-width="5.114cm"/>
    </style:style>
    <style:style style:name="co3" style:family="table-column">
      <style:table-column-properties fo:break-before="auto" style:column-width="5.75cm"/>
    </style:style>
    <style:style style:name="co4" style:family="table-column">
      <style:table-column-properties fo:break-before="auto" style:column-width="12.469cm"/>
    </style:style>
    <style:style style:name="co5" style:family="table-column">
      <style:table-column-properties fo:break-before="auto" style:column-width="5.031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4.727cm"/>
    </style:style>
    <style:style style:name="co9" style:family="table-column">
      <style:table-column-properties fo:break-before="auto" style:column-width="1.547cm"/>
    </style:style>
    <style:style style:name="co10" style:family="table-column">
      <style:table-column-properties fo:break-before="auto" style:column-width="2.736cm"/>
    </style:style>
    <style:style style:name="co11" style:family="table-column">
      <style:table-column-properties fo:break-before="auto" style:column-width="9.4cm"/>
    </style:style>
    <style:style style:name="co12" style:family="table-column">
      <style:table-column-properties fo:break-before="auto" style:column-width="3.51cm"/>
    </style:style>
    <style:style style:name="co13" style:family="table-column">
      <style:table-column-properties fo:break-before="auto" style:column-width="4.782cm"/>
    </style:style>
    <style:style style:name="co14" style:family="table-column">
      <style:table-column-properties fo:break-before="auto" style:column-width="1.741cm"/>
    </style:style>
    <style:style style:name="co15" style:family="table-column">
      <style:table-column-properties fo:break-before="auto" style:column-width="3.067cm"/>
    </style:style>
    <style:style style:name="co16" style:family="table-column">
      <style:table-column-properties fo:break-before="auto" style:column-width="8.128cm"/>
    </style:style>
    <style:style style:name="co17" style:family="table-column">
      <style:table-column-properties fo:break-before="auto" style:column-width="5.584cm"/>
    </style:style>
    <style:style style:name="co18" style:family="table-column">
      <style:table-column-properties fo:break-before="auto" style:column-width="4.921cm"/>
    </style:style>
    <style:style style:name="co19" style:family="table-column">
      <style:table-column-properties fo:break-before="auto" style:column-width="5.142cm"/>
    </style:style>
    <style:style style:name="co20" style:family="table-column">
      <style:table-column-properties fo:break-before="auto" style:column-width="1.713cm"/>
    </style:style>
    <style:style style:name="co21" style:family="table-column">
      <style:table-column-properties fo:break-before="auto" style:column-width="3.096cm"/>
    </style:style>
    <style:style style:name="co22" style:family="table-column">
      <style:table-column-properties fo:break-before="auto" style:column-width="11.832cm"/>
    </style:style>
    <style:style style:name="co23" style:family="table-column">
      <style:table-column-properties fo:break-before="auto" style:column-width="1.658cm"/>
    </style:style>
    <style:style style:name="co24" style:family="table-column">
      <style:table-column-properties fo:break-before="auto" style:column-width="2.127cm"/>
    </style:style>
    <style:style style:name="co25" style:family="table-column">
      <style:table-column-properties fo:break-before="auto" style:column-width="4.119cm"/>
    </style:style>
    <style:style style:name="co26" style:family="table-column">
      <style:table-column-properties fo:break-before="auto" style:column-width="4.064cm"/>
    </style:style>
    <style:style style:name="co27" style:family="table-column">
      <style:table-column-properties fo:break-before="auto" style:column-width="4.479cm"/>
    </style:style>
    <style:style style:name="co28" style:family="table-column">
      <style:table-column-properties fo:break-before="auto" style:column-width="4.699cm"/>
    </style:style>
    <style:style style:name="co29" style:family="table-column">
      <style:table-column-properties fo:break-before="auto" style:column-width="2.461cm"/>
    </style:style>
    <style:style style:name="co30" style:family="table-column">
      <style:table-column-properties fo:break-before="auto" style:column-width="2.792cm"/>
    </style:style>
    <style:style style:name="co31" style:family="table-column">
      <style:table-column-properties fo:break-before="auto" style:column-width="4.09cm"/>
    </style:style>
    <style:style style:name="co32" style:family="table-column">
      <style:table-column-properties fo:break-before="auto" style:column-width="3.041cm"/>
    </style:style>
    <style:style style:name="co33" style:family="table-column">
      <style:table-column-properties fo:break-before="auto" style:column-width="3.233cm"/>
    </style:style>
    <style:style style:name="co34" style:family="table-column">
      <style:table-column-properties fo:break-before="auto" style:column-width="4.616cm"/>
    </style:style>
    <style:style style:name="co35" style:family="table-column">
      <style:table-column-properties fo:break-before="auto" style:column-width="1.99cm"/>
    </style:style>
    <style:style style:name="co36" style:family="table-column">
      <style:table-column-properties fo:break-before="auto" style:column-width="2.626cm"/>
    </style:style>
    <style:style style:name="co37" style:family="table-column">
      <style:table-column-properties fo:break-before="auto" style:column-width="4.644cm"/>
    </style:style>
    <style:style style:name="co38" style:family="table-column">
      <style:table-column-properties fo:break-before="auto" style:column-width="4.173cm"/>
    </style:style>
    <style:style style:name="co39" style:family="table-column">
      <style:table-column-properties fo:break-before="auto" style:column-width="5.916cm"/>
    </style:style>
    <style:style style:name="co40" style:family="table-column">
      <style:table-column-properties fo:break-before="auto" style:column-width="4.755cm"/>
    </style:style>
    <style:style style:name="co41" style:family="table-column">
      <style:table-column-properties fo:break-before="auto" style:column-width="3.013cm"/>
    </style:style>
    <style:style style:name="co42" style:family="table-column">
      <style:table-column-properties fo:break-before="auto" style:column-width="2.847cm"/>
    </style:style>
    <style:style style:name="co43" style:family="table-column">
      <style:table-column-properties fo:break-before="auto" style:column-width="1.796cm"/>
    </style:style>
    <style:style style:name="co44" style:family="table-column">
      <style:table-column-properties fo:break-before="auto" style:column-width="3.484cm"/>
    </style:style>
    <style:style style:name="co45" style:family="table-column">
      <style:table-column-properties fo:break-before="auto" style:column-width="3.704cm"/>
    </style:style>
    <style:style style:name="co46" style:family="table-column">
      <style:table-column-properties fo:break-before="auto" style:column-width="3.373cm"/>
    </style:style>
    <style:style style:name="co47" style:family="table-column">
      <style:table-column-properties fo:break-before="auto" style:column-width="2.985cm"/>
    </style:style>
    <style:style style:name="co48" style:family="table-column">
      <style:table-column-properties fo:break-before="auto" style:column-width="2.653cm"/>
    </style:style>
    <style:style style:name="co49" style:family="table-column">
      <style:table-column-properties fo:break-before="auto" style:column-width="8.682cm"/>
    </style:style>
    <style:style style:name="co50" style:family="table-column">
      <style:table-column-properties fo:break-before="auto" style:column-width="3.732cm"/>
    </style:style>
    <style:style style:name="co51" style:family="table-column">
      <style:table-column-properties fo:break-before="auto" style:column-width="3.427cm"/>
    </style:style>
    <style:style style:name="co52" style:family="table-column">
      <style:table-column-properties fo:break-before="auto" style:column-width="3.29cm"/>
    </style:style>
    <style:style style:name="co53" style:family="table-column">
      <style:table-column-properties fo:break-before="auto" style:column-width="1.852cm"/>
    </style:style>
    <style:style style:name="co54" style:family="table-column">
      <style:table-column-properties fo:break-before="auto" style:column-width="3.759cm"/>
    </style:style>
    <style:style style:name="co55" style:family="table-column">
      <style:table-column-properties fo:break-before="auto" style:column-width="2.958cm"/>
    </style:style>
    <style:style style:name="co56" style:family="table-column">
      <style:table-column-properties fo:break-before="auto" style:column-width="7.851cm"/>
    </style:style>
    <style:style style:name="co57" style:family="table-column">
      <style:table-column-properties fo:break-before="auto" style:column-width="5.473cm"/>
    </style:style>
    <style:style style:name="co58" style:family="table-column">
      <style:table-column-properties fo:break-before="auto" style:column-width="1.769cm"/>
    </style:style>
    <style:style style:name="co59" style:family="table-column">
      <style:table-column-properties fo:break-before="auto" style:column-width="2.709cm"/>
    </style:style>
    <style:style style:name="co60" style:family="table-column">
      <style:table-column-properties fo:break-before="auto" style:column-width="3.207cm"/>
    </style:style>
    <style:style style:name="co61" style:family="table-column">
      <style:table-column-properties fo:break-before="auto" style:column-width="3.179cm"/>
    </style:style>
    <style:style style:name="co62" style:family="table-column">
      <style:table-column-properties fo:break-before="auto" style:column-width="2.764cm"/>
    </style:style>
    <style:style style:name="co63" style:family="table-column">
      <style:table-column-properties fo:break-before="auto" style:column-width="3.344cm"/>
    </style:style>
    <style:style style:name="co64" style:family="table-column">
      <style:table-column-properties fo:break-before="auto" style:column-width="3.787cm"/>
    </style:style>
    <style:style style:name="co65" style:family="table-column">
      <style:table-column-properties fo:break-before="auto" style:column-width="4.533cm"/>
    </style:style>
    <style:style style:name="co66" style:family="table-column">
      <style:table-column-properties fo:break-before="auto" style:column-width="1.686cm"/>
    </style:style>
    <style:style style:name="co67" style:family="table-column">
      <style:table-column-properties fo:break-before="auto" style:column-width="4.256cm"/>
    </style:style>
    <style:style style:name="ro1" style:family="table-row">
      <style:table-row-properties style:row-height="0.605cm" fo:break-before="auto" style:use-optimal-row-height="false"/>
    </style:style>
    <style:style style:name="ro2" style:family="table-row">
      <style:table-row-properties style:row-height="0.841cm" fo:break-before="auto" style:use-optimal-row-height="fals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2.106cm" fo:break-before="auto" style:use-optimal-row-height="false"/>
    </style:style>
    <style:style style:name="ro5" style:family="table-row">
      <style:table-row-properties style:row-height="2.263cm" fo:break-before="auto" style:use-optimal-row-height="false"/>
    </style:style>
    <style:style style:name="ro6" style:family="table-row">
      <style:table-row-properties style:row-height="2.21cm" fo:break-before="auto" style:use-optimal-row-height="false"/>
    </style:style>
    <style:style style:name="ro7" style:family="table-row">
      <style:table-row-properties style:row-height="2.632cm" fo:break-before="auto" style:use-optimal-row-height="false"/>
    </style:style>
    <style:style style:name="ro8" style:family="table-row">
      <style:table-row-properties style:row-height="2.605cm" fo:break-before="auto" style:use-optimal-row-height="false"/>
    </style:style>
    <style:style style:name="ro9" style:family="table-row">
      <style:table-row-properties style:row-height="2.921cm" fo:break-before="auto" style:use-optimal-row-height="false"/>
    </style:style>
    <style:style style:name="ro10" style:family="table-row">
      <style:table-row-properties style:row-height="2.895cm" fo:break-before="auto" style:use-optimal-row-height="false"/>
    </style:style>
    <style:style style:name="ro11" style:family="table-row">
      <style:table-row-properties style:row-height="0.453cm" fo:break-before="auto" style:use-optimal-row-height="true"/>
    </style:style>
    <style:style style:name="ro12" style:family="table-row">
      <style:table-row-properties style:row-height="0.894cm" fo:break-before="auto" style:use-optimal-row-height="false"/>
    </style:style>
    <style:style style:name="ro13" style:family="table-row">
      <style:table-row-properties style:row-height="0.446cm" fo:break-before="auto" style:use-optimal-row-height="false"/>
    </style:style>
    <style:style style:name="ro14" style:family="table-row">
      <style:table-row-properties style:row-height="0.894cm" fo:break-before="auto" style:use-optimal-row-height="true"/>
    </style:style>
    <style:style style:name="ro15" style:family="table-row">
      <style:table-row-properties style:row-height="1.316cm" fo:break-before="auto" style:use-optimal-row-height="true"/>
    </style:style>
    <style:style style:name="ro16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.</number:text>
      <number:month number:style="long"/>
      <number:text>.</number:text>
      <number:day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#e6e6e6" style:text-align-source="fix" style:repeat-content="false" fo:border="0.002cm solid #000000"/>
      <style:paragraph-properties fo:text-align="start" fo:margin-left="0cm"/>
      <style:text-properties fo:font-weight="bold"/>
    </style:style>
    <style:style style:name="ce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wrap-option="wrap"/>
      <style:text-properties fo:font-weight="bold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fo:background-color="#e6e6e6" fo:wrap-option="wrap" fo:border="0.002cm solid #000000"/>
      <style:text-properties fo:font-weight="bold"/>
    </style:style>
    <style:style style:name="ce1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</style:style>
    <style:style style:name="ce12" style:family="table-cell" style:parent-style-name="Default">
      <style:table-cell-properties fo:wrap-option="wrap" fo:border="0.002cm solid #000000"/>
    </style:style>
    <style:style style:name="ce13" style:family="table-cell" style:parent-style-name="Default">
      <style:table-cell-properties fo:wrap-option="wrap" fo:border="none"/>
    </style:style>
    <style:style style:name="ce14" style:family="table-cell" style:parent-style-name="Default">
      <style:table-cell-properties fo:wrap-option="wrap" style:vertical-align="top"/>
    </style:style>
    <style:style style:name="ce15" style:family="table-cell" style:parent-style-name="Default">
      <style:table-cell-properties fo:background-color="#e6e6e6" fo:wrap-option="wrap" fo:border="0.002cm solid #000000" style:vertical-align="top"/>
      <style:text-properties fo:font-weight="bold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lign="top" style:shrink-to-fit="true" style:vertical-align="top"/>
      <style:paragraph-properties fo:margin-left="0cm"/>
      <style:text-properties style:text-outline="false" style:text-line-through-style="none" style:font-name="Courier New" fo:font-size="10pt" fo:language="none" fo:country="none" fo:font-style="normal" fo:text-shadow="none" style:text-underline-style="none" style:text-underline-mode="continuous" style:text-line-through-mode="continuous" style:font-name-asian="Courier New" style:font-size-asian="10pt" style:language-asian="none" style:country-asian="none" style:font-style-asian="normal" style:font-name-complex="Courier New" style:font-size-complex="10pt" style:language-complex="none" style:country-complex="none" style:font-style-complex="normal" style:text-emphasize="none" style:font-relief="none" fo:hyphenate="false"/>
    </style:style>
    <style:style style:name="ce17" style:family="table-cell" style:parent-style-name="Default">
      <style:table-cell-properties fo:wrap-option="wrap" fo:border="0.002cm solid #000000" style:vertical-align="top"/>
      <style:text-properties style:font-name="Courier New" fo:language="none" fo:country="none" style:font-name-asian="Courier New" style:language-asian="none" style:country-asian="none" style:font-name-complex="Courier New" style:language-complex="none" style:country-complex="none"/>
    </style:style>
    <style:style style:name="ce18" style:family="table-cell" style:parent-style-name="Default">
      <style:table-cell-properties fo:wrap-option="wrap" fo:border="none" style:vertical-align="top"/>
    </style:style>
    <style:style style:name="ce19" style:family="table-cell" style:parent-style-name="Default">
      <style:table-cell-properties fo:background-color="#e6e6e6" fo:border="0.002cm solid #000000"/>
      <style:text-properties fo:font-weight="bold"/>
    </style:style>
    <style:style style:name="ce20" style:family="table-cell" style:parent-style-name="Default">
      <style:table-cell-properties fo:border="0.002cm solid #000000"/>
      <style:text-properties fo:color="#0000ff" fo:font-weight="bold"/>
    </style:style>
    <style:style style:name="ce21" style:family="table-cell" style:parent-style-name="Default">
      <style:table-cell-properties fo:border="none"/>
      <style:text-properties fo:color="#0000ff" fo:font-weight="bold"/>
    </style:style>
    <style:style style:name="ce22" style:family="table-cell" style:parent-style-name="Default">
      <style:text-properties fo:color="#0000ff" fo:font-weight="bold"/>
    </style:style>
    <style:style style:name="ce23" style:family="table-cell" style:parent-style-name="Default">
      <style:text-properties fo:color="#000000" style:font-name="Courier New" fo:font-weight="bold" style:font-name-asian="Courier New" style:font-weight-asian="bold" style:font-name-complex="Courier New" style:font-weight-complex="bold"/>
    </style:style>
    <style:style style:name="ce24" style:family="table-cell" style:parent-style-name="Default">
      <style:text-properties fo:font-weight="bold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/>
    </style:style>
    <style:style style:name="ce26" style:family="table-cell" style:parent-style-name="Default">
      <style:table-cell-properties fo:wrap-option="wrap"/>
      <style:text-properties fo:color="#0000ff" fo:font-weight="bold"/>
    </style:style>
    <style:style style:name="ce27" style:family="table-cell" style:parent-style-name="Default" style:data-style-name="N37"/>
    <style:style style:name="ce28" style:family="table-cell" style:parent-style-name="Default" style:data-style-name="N41"/>
    <style:style style:name="ce2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/>
    </style:style>
    <style:style style:name="T1" style:family="text">
      <style:text-properties fo:color="#7e004b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2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3" style:family="text">
      <style:text-properties fo:color="#000000" style:font-name="Courier New" style:font-name-asian="Courier New" style:font-name-complex="Courier New"/>
    </style:style>
    <style:style style:name="T4" style:family="text">
      <style:text-properties style:font-name="Courier New" style:font-name-asian="Courier New" style:font-name-complex="Courier New"/>
    </style:style>
    <style:style style:name="T5" style:family="text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T6" style:family="text">
      <style:text-properties style:font-name="Courier New" fo:font-size="10pt" style:font-name-asian="Courier New" style:font-size-asian="10pt" style:font-name-complex="Courier New" style:font-size-complex="10pt"/>
    </style:style>
  </office:automatic-styles>
  <office:body>
    <office:spreadsheet>
      <table:table table:name="master_shee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</form:form>
        </office:forms>
        <table:table-column table:style-name="co1" table:default-cell-style-name="ce2"/>
        <table:table-column table:style-name="co2" table:default-cell-style-name="ce9"/>
        <table:table-column table:style-name="co3" table:default-cell-style-name="ce9"/>
        <table:table-column table:style-name="co4" table:default-cell-style-name="ce14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RNAL: DB model ver 1.0, uzorak podataka</text:p>
          </table:table-cell>
          <table:table-cell table:style-name="ce8" table:number-columns-repeated="2"/>
          <table:table-cell table:number-columns-repeated="3"/>
        </table:table-row>
        <table:table-row table:style-name="ro2">
          <table:table-cell table:number-columns-repeated="6"/>
        </table:table-row>
        <table:table-row table:style-name="ro3">
          <table:table-cell table:style-name="ce3" office:value-type="string">
            <text:p>Redni broj</text:p>
          </table:table-cell>
          <table:table-cell table:style-name="ce10" office:value-type="string">
            <text:p>Opis</text:p>
          </table:table-cell>
          <table:table-cell table:style-name="ce10" office:value-type="string">
            <text:p>Dodatne napomene</text:p>
          </table:table-cell>
          <table:table-cell table:style-name="ce15" office:value-type="string">
            <text:p>SQL upit</text:p>
          </table:table-cell>
          <table:table-cell table:style-name="ce19" office:value-type="string">
            <text:p>Linkovi na uzorke</text:p>
          </table:table-cell>
          <table:table-cell/>
        </table:table-row>
        <table:table-row table:style-name="ro4">
          <table:table-cell table:style-name="ce4" office:value-type="float" office:value="1">
            <text:p>1</text:p>
          </table:table-cell>
          <table:table-cell table:style-name="ce11" office:value-type="string">
            <text:p>Pregled artikala sortiranih po elementima i dodatnim atributima</text:p>
          </table:table-cell>
          <table:table-cell table:style-name="ce12" office:value-type="string">
            <text:p/>
            <text:p/>
            <text:p/>
            <text:p><text:s/>- Datum: 31.10.2006</text:p>
            <text:p><text:s/>- Verzija: 1.0</text:p>
          </table:table-cell>
          <table:table-cell table:style-name="ce16" office:value-type="string">
            <text:p><text:span text:style-name="T1">select</text:span><text:span text:style-name="T2"> </text:span></text:p>
            <text:p><text:span text:style-name="T2">art.art_id, </text:span></text:p>
            <text:p><text:span text:style-name="T2">art.match_code, </text:span></text:p>
            <text:p><text:span text:style-name="T2">art.art_desc, </text:span></text:p>
            <text:p><text:span text:style-name="T2">gr_a.gr_attrib_des</text:span><text:span text:style-name="T2">c, </text:span><text:span text:style-name="T2">gr_a_v.gr_attrib_v</text:span><text:span text:style-name="T2">al_desc </text:span></text:p>
            <text:p><text:span text:style-name="T1">from</text:span><text:span text:style-name="T2"> articles art </text:span></text:p>
            <text:p><text:span text:style-name="T1">left</text:span><text:span text:style-name="T2"> </text:span><text:span text:style-name="T1">join</text:span><text:span text:style-name="T2"> elements </text:span><text:span text:style-name="T2">el </text:span><text:span text:style-name="T1">on</text:span><text:span text:style-name="T2"> art.art_id = </text:span><text:span text:style-name="T2">el.art_id </text:span></text:p>
            <text:p><text:span text:style-name="T1">left</text:span><text:span text:style-name="T2"> </text:span><text:span text:style-name="T1">join</text:span><text:span text:style-name="T2"> </text:span><text:span text:style-name="T2">elem_attribs el_a </text:span><text:span text:style-name="T1">on</text:span><text:span text:style-name="T2"> el.elem_id = </text:span><text:span text:style-name="T2">el_a.elem_id </text:span></text:p>
            <text:p><text:span text:style-name="T1">left</text:span><text:span text:style-name="T2"> </text:span><text:span text:style-name="T1">join</text:span><text:span text:style-name="T2"> </text:span><text:span text:style-name="T2">group_attribs_vals </text:span><text:span text:style-name="T2">gr_a_v </text:span><text:span text:style-name="T1">on</text:span><text:span text:style-name="T2"> </text:span><text:span text:style-name="T2">el_a.gr_attrib_val</text:span><text:span text:style-name="T2">_id = </text:span><text:span text:style-name="T2">gr_a_v.gr_attrib_v</text:span><text:span text:style-name="T2">al_id </text:span></text:p>
            <text:p><text:span text:style-name="T1">left</text:span><text:span text:style-name="T2"> </text:span><text:span text:style-name="T1">join</text:span><text:span text:style-name="T2"> </text:span><text:span text:style-name="T2">group_attribs gr_a </text:span><text:span text:style-name="T1">on</text:span><text:span text:style-name="T2"> </text:span><text:span text:style-name="T2">gr_a_v.gr_attrib_i</text:span><text:span text:style-name="T2">d = </text:span><text:span text:style-name="T2">gr_a.gr_attrib_id </text:span></text:p>
          </table:table-cell>
          <table:table-cell table:style-name="ce20" table:formula="oooc:=HYPERLINK(&quot;#articles_1.A1&quot;;&quot;LINK&quot;)" office:value-type="string" office:string-value="LINK">
            <text:p>LINK</text:p>
          </table:table-cell>
          <table:table-cell/>
        </table:table-row>
        <table:table-row table:style-name="ro5">
          <table:table-cell table:style-name="ce5" office:value-type="float" office:value="2">
            <text:p>2</text:p>
          </table:table-cell>
          <table:table-cell table:style-name="ce12" office:value-type="string">
            <text:p>Pregled artikala sortiranih po elementima i dodatnim operacijama</text:p>
          </table:table-cell>
          <table:table-cell table:style-name="ce12" office:value-type="string">
            <text:p/>
            <text:p/>
            <text:p/>
            <text:p><text:s/>- Datum: 31.10.2006</text:p>
            <text:p><text:s/>- Verzija: 1.0</text:p>
          </table:table-cell>
          <table:table-cell table:style-name="ce17" office:value-type="string">
            <text:p><text:span text:style-name="T1">select</text:span><text:span text:style-name="T2"> </text:span></text:p>
            <text:p><text:span text:style-name="T3">art.art_id, </text:span></text:p>
            <text:p><text:span text:style-name="T3">art.match_code, </text:span></text:p>
            <text:p><text:span text:style-name="T3">art.art_desc, </text:span></text:p>
            <text:p><text:span text:style-name="T3">a_o.add_op_desc,</text:span></text:p>
            <text:p><text:span text:style-name="T3">a_o_a.add_op_attri</text:span><text:span text:style-name="T3">b_desc</text:span></text:p>
            <text:p><text:span text:style-name="T1">from</text:span><text:span text:style-name="T2"> articles art </text:span></text:p>
            <text:p><text:span text:style-name="T1">left</text:span><text:span text:style-name="T2"> </text:span><text:span text:style-name="T1">join</text:span><text:span text:style-name="T2"> elements </text:span><text:span text:style-name="T2">el </text:span><text:span text:style-name="T1">on</text:span><text:span text:style-name="T2"> art.art_id = </text:span><text:span text:style-name="T2">el.art_id </text:span></text:p>
            <text:p><text:span text:style-name="T1">left</text:span><text:span text:style-name="T2"> </text:span><text:span text:style-name="T1">join</text:span><text:span text:style-name="T2"> elem_ops </text:span><text:span text:style-name="T2">el_o </text:span><text:span text:style-name="T1">on</text:span><text:span text:style-name="T2"> el.elem_id </text:span><text:span text:style-name="T2">= el_o.elem_id </text:span></text:p>
            <text:p><text:span text:style-name="T1">left</text:span><text:span text:style-name="T2"> </text:span><text:span text:style-name="T1">join</text:span><text:span text:style-name="T2"> add_ops </text:span><text:span text:style-name="T2">a_o </text:span><text:span text:style-name="T1">on</text:span><text:span text:style-name="T2"> </text:span><text:span text:style-name="T2">el_o.add_op_id = </text:span><text:span text:style-name="T2">a_o.add_op_id</text:span></text:p>
            <text:p><text:span text:style-name="T1">left</text:span><text:span text:style-name="T2"> </text:span><text:span text:style-name="T1">join</text:span><text:span text:style-name="T2"> </text:span><text:span text:style-name="T2">add_ops_attribs </text:span><text:span text:style-name="T2">a_o_a </text:span><text:span text:style-name="T1">on</text:span><text:span text:style-name="T2"> </text:span><text:span text:style-name="T2">el_o.add_op_attrib</text:span><text:span text:style-name="T2">_id = </text:span><text:span text:style-name="T2">a_o_a.add_op_attri</text:span><text:span text:style-name="T2">b_id</text:span></text:p>
          </table:table-cell>
          <table:table-cell table:style-name="ce20" table:formula="oooc:=HYPERLINK(&quot;#articles_2.A1&quot;;&quot;LINK&quot;)" office:value-type="string" office:string-value="LINK">
            <text:p>LINK</text:p>
          </table:table-cell>
          <table:table-cell table:style-name="ce23"/>
        </table:table-row>
        <table:table-row table:style-name="ro6">
          <table:table-cell table:style-name="ce5" office:value-type="float" office:value="3">
            <text:p>3</text:p>
          </table:table-cell>
          <table:table-cell table:style-name="ce12" office:value-type="string">
            <text:p>Pregled tabele documents</text:p>
          </table:table-cell>
          <table:table-cell table:style-name="ce12" office:value-type="string">
            <text:p/>
            <text:p/>
            <text:p/>
            <text:p><text:s/>- Datum: 31.10.2006</text:p>
            <text:p><text:s/>- Verzija: 1.0</text:p>
          </table:table-cell>
          <table:table-cell table:style-name="ce17" office:value-type="string">
            <text:p><text:span text:style-name="T1">select</text:span><text:span text:style-name="T2"> </text:span></text:p>
            <text:p><text:span text:style-name="T3">*</text:span></text:p>
            <text:p><text:span text:style-name="T1">from</text:span><text:span text:style-name="T2"> documents</text:span></text:p>
          </table:table-cell>
          <table:table-cell table:style-name="ce20" table:formula="oooc:=HYPERLINK(&quot;#documents_1.A1&quot;;&quot;LINK&quot;)" office:value-type="string" office:string-value="LINK">
            <text:p>LINK</text:p>
          </table:table-cell>
          <table:table-cell/>
        </table:table-row>
        <table:table-row table:style-name="ro6">
          <table:table-cell table:style-name="ce5" office:value-type="float" office:value="4">
            <text:p>4</text:p>
          </table:table-cell>
          <table:table-cell table:style-name="ce12" office:value-type="string">
            <text:p>Pregled tabele docs_items</text:p>
          </table:table-cell>
          <table:table-cell table:style-name="ce12" office:value-type="string">
            <text:p/>
            <text:p/>
            <text:p/>
            <text:p><text:s/>- Datum: 31.10.2006</text:p>
            <text:p><text:s/>- Verzija: 1.0</text:p>
          </table:table-cell>
          <table:table-cell table:style-name="ce17" office:value-type="string">
            <text:p><text:span text:style-name="T1">select</text:span><text:span text:style-name="T2"> </text:span></text:p>
            <text:p><text:span text:style-name="T3">*</text:span></text:p>
            <text:p><text:span text:style-name="T1">from</text:span><text:span text:style-name="T2"> docs_item</text:span><text:span text:style-name="T4">s</text:span></text:p>
          </table:table-cell>
          <table:table-cell table:style-name="ce20" table:formula="oooc:=HYPERLINK(&quot;#docs_items_1.A1&quot;;&quot;LINK&quot;)" office:value-type="string" office:string-value="LINK">
            <text:p>LINK</text:p>
          </table:table-cell>
          <table:table-cell/>
        </table:table-row>
        <table:table-row table:style-name="ro6">
          <table:table-cell table:style-name="ce5" office:value-type="float" office:value="5">
            <text:p>5</text:p>
          </table:table-cell>
          <table:table-cell table:style-name="ce12" office:value-type="string">
            <text:p>Pregled dokumenata sa pregledom osnovnih podataka narucioca, kontakti, datum isporuke itd...</text:p>
          </table:table-cell>
          <table:table-cell table:style-name="ce12" office:value-type="string">
            <text:p/>
            <text:p/>
            <text:p/>
            <text:p><text:s/>- Datum: 31.10.2006</text:p>
            <text:p><text:s/>- Verzija: 1.0</text:p>
          </table:table-cell>
          <table:table-cell table:style-name="ce17" office:value-type="string">
            <text:p>select <text:s/></text:p>
            <text:p>doc.doc_no, doc.doc_date, doc.doc_delivery_date, doc.doc_delivery_time, doc.doc_shipment_place, cus.cust_desc, con.cont_desc, doc.doc_pay_id, doc.doc_priority, doc.doc_status </text:p>
            <text:p>from documents doc left join customers cus on doc.cust_id = cus.cust_id left join contacts con on doc.cont_id = con.cont_id</text:p>
          </table:table-cell>
          <table:table-cell table:style-name="ce20" table:formula="oooc:=HYPERLINK(&quot;#documents_2.A1&quot;;&quot;LINK&quot;)" office:value-type="string" office:string-value="LINK">
            <text:p>LINK</text:p>
          </table:table-cell>
          <table:table-cell/>
        </table:table-row>
        <table:table-row table:style-name="ro7">
          <table:table-cell table:style-name="ce5" office:value-type="float" office:value="6">
            <text:p>6</text:p>
          </table:table-cell>
          <table:table-cell table:style-name="ce12" office:value-type="string">
            <text:p>Pregled stavki dokumenta sortiranih po broju stavke, artiklu te atributima stavke</text:p>
          </table:table-cell>
          <table:table-cell table:style-name="ce12" office:value-type="string">
            <text:p/>
            <text:p/>
            <text:p/>
            <text:p><text:s/>- Datum: 31.10.2006</text:p>
            <text:p><text:s/>- Verzija: 1.0</text:p>
            <text:p/>
            <text:p>Uslov upita je broj dokumenta, u primjeru su podaci za broj dokumenta 1</text:p>
          </table:table-cell>
          <table:table-cell table:style-name="ce17" office:value-type="string">
            <text:p><text:span text:style-name="T1">select</text:span><text:span text:style-name="T2"> </text:span></text:p>
            <text:p><text:span text:style-name="T3">di.doc_item_no,</text:span></text:p>
            <text:p><text:span text:style-name="T3">di.art_id,</text:span></text:p>
            <text:p><text:span text:style-name="T3">art.art_desc,</text:span></text:p>
            <text:p><text:span text:style-name="T3">di.doc_item_heigh,</text:span></text:p>
            <text:p><text:span text:style-name="T3">di.doc_item_width,</text:span></text:p>
            <text:p><text:span text:style-name="T3">di.doc_item_qtty</text:span></text:p>
            <text:p><text:span text:style-name="T1">from</text:span><text:span text:style-name="T2"> docs_items di</text:span></text:p>
            <text:p><text:span text:style-name="T1">left</text:span><text:span text:style-name="T2"> </text:span><text:span text:style-name="T1">join</text:span><text:span text:style-name="T2"> articles </text:span><text:span text:style-name="T2">art </text:span><text:span text:style-name="T1">on</text:span><text:span text:style-name="T2"> di.art_id = </text:span><text:span text:style-name="T2">art.art_id</text:span></text:p>
            <text:p><text:span text:style-name="T1">where</text:span><text:span text:style-name="T2"> di.doc_no = </text:span><text:span text:style-name="T5">1</text:span></text:p>
          </table:table-cell>
          <table:table-cell table:style-name="ce20" table:formula="oooc:=HYPERLINK(&quot;#docs_items_2.A1&quot;;&quot;LINK&quot;)" office:value-type="string" office:string-value="LINK">
            <text:p>LINK</text:p>
          </table:table-cell>
          <table:table-cell/>
        </table:table-row>
        <table:table-row table:style-name="ro8">
          <table:table-cell table:style-name="ce5" office:value-type="float" office:value="7">
            <text:p>7</text:p>
          </table:table-cell>
          <table:table-cell table:style-name="ce12" office:value-type="string">
            <text:p>Pregled relacije customers/contacts</text:p>
          </table:table-cell>
          <table:table-cell table:style-name="ce12" office:value-type="string">
            <text:p/>
            <text:p/>
            <text:p/>
            <text:p><text:s/>- Datum: 31.10.2006</text:p>
            <text:p><text:s/>- Verzija: 1.0</text:p>
          </table:table-cell>
          <table:table-cell table:style-name="ce17" office:value-type="string">
            <text:p><text:span text:style-name="T1">select</text:span><text:span text:style-name="T2"> </text:span></text:p>
            <text:p><text:span text:style-name="T2">con.cont_id,</text:span></text:p>
            <text:p><text:span text:style-name="T2">con.cont_desc,</text:span></text:p>
            <text:p><text:span text:style-name="T2">cus.cust_id,</text:span></text:p>
            <text:p><text:span text:style-name="T2">cus.cust_desc,</text:span></text:p>
            <text:p><text:span text:style-name="T2">cus.cust_addr,</text:span></text:p>
            <text:p><text:span text:style-name="T2">cus.cust_tel,</text:span></text:p>
            <text:p><text:span text:style-name="T2">con.cont_tel,</text:span></text:p>
            <text:p><text:span text:style-name="T2">con.cont_add_desc</text:span></text:p>
            <text:p><text:span text:style-name="T1">from</text:span><text:span text:style-name="T2"> contacts con</text:span></text:p>
            <text:p><text:span text:style-name="T1">left</text:span><text:span text:style-name="T2"> </text:span><text:span text:style-name="T1">join</text:span><text:span text:style-name="T2"> </text:span><text:span text:style-name="T2">customers cus </text:span><text:span text:style-name="T1">on</text:span><text:span text:style-name="T2"> </text:span><text:span text:style-name="T2">con.cust_id = </text:span><text:span text:style-name="T2">cus.cust_i</text:span><text:span text:style-name="T6">d</text:span></text:p>
          </table:table-cell>
          <table:table-cell table:style-name="ce20" table:formula="oooc:=HYPERLINK(&quot;#contacts_customers.A1&quot;;&quot;LINK&quot;)" office:value-type="string" office:string-value="LINK">
            <text:p>LINK</text:p>
          </table:table-cell>
          <table:table-cell/>
        </table:table-row>
        <table:table-row table:style-name="ro9">
          <table:table-cell table:style-name="ce5" office:value-type="float" office:value="8">
            <text:p>8</text:p>
          </table:table-cell>
          <table:table-cell table:style-name="ce12" office:value-type="string">
            <text:p>Pregled tabele logiranih promjena nad dokumentom</text:p>
          </table:table-cell>
          <table:table-cell table:style-name="ce12" office:value-type="string">
            <text:p/>
            <text:p/>
            <text:p/>
            <text:p><text:s/>- Datum: 1.11.2006</text:p>
            <text:p><text:s/>- Verzija: 1.0</text:p>
            <text:p/>
            <text:p>Uslov pregleda je broj dokumenta, u ovom slučaju doc_no = 1</text:p>
          </table:table-cell>
          <table:table-cell table:style-name="ce17" office:value-type="string">
            <text:p><text:span text:style-name="T1">select</text:span><text:span text:style-name="T2"> </text:span></text:p>
            <text:p><text:span text:style-name="T2">*</text:span></text:p>
            <text:p><text:span text:style-name="T1">from</text:span><text:span text:style-name="T2"> docs_log dl</text:span></text:p>
            <text:p><text:span text:style-name="T1">left</text:span><text:span text:style-name="T2"> </text:span><text:span text:style-name="T1">join</text:span><text:span text:style-name="T2"> </text:span><text:span text:style-name="T2">docs_log_items dli </text:span><text:span text:style-name="T1">on</text:span><text:span text:style-name="T2"> dl.doc_no = </text:span><text:span text:style-name="T2">dli.doc_no </text:span><text:span text:style-name="T1">and</text:span><text:span text:style-name="T2"> </text:span><text:span text:style-name="T2">dl.doc_log_no = </text:span><text:span text:style-name="T2">dli.doc_log_no</text:span></text:p>
            <text:p><text:span text:style-name="T1">where</text:span><text:span text:style-name="T2"> doc_no = </text:span><text:span text:style-name="T5">1</text:span></text:p>
            <text:p><text:span text:style-name="T1">order</text:span><text:span text:style-name="T2"> </text:span><text:span text:style-name="T1">by</text:span><text:span text:style-name="T2"> doc_no, </text:span><text:span text:style-name="T2">doc_log_no, </text:span><text:span text:style-name="T2">doc_log_item_no</text:span></text:p>
          </table:table-cell>
          <table:table-cell table:style-name="ce20" table:formula="oooc:=HYPERLINK(&quot;#docs_log_1.A1&quot;;&quot;LINK&quot;)" office:value-type="string" office:string-value="LINK">
            <text:p>LINK</text:p>
          </table:table-cell>
          <table:table-cell/>
        </table:table-row>
        <table:table-row table:style-name="ro10">
          <table:table-cell table:style-name="ce5" office:value-type="float" office:value="9">
            <text:p>9</text:p>
          </table:table-cell>
          <table:table-cell table:style-name="ce12" office:value-type="string">
            <text:p>Pregled artikala kojima je neki od elemenata tip = float clear</text:p>
          </table:table-cell>
          <table:table-cell table:style-name="ce12" office:value-type="string">
            <text:p/>
            <text:p/>
            <text:p/>
            <text:p><text:s/>- Datum: 01.11.2006</text:p>
            <text:p><text:s/>- Verzija: 1.0</text:p>
            <text:p/>
            <text:p>Za uslov bitne vrijednosti:</text:p>
            <text:p><text:s text:c="2"/>- gr_attrib_id</text:p>
            <text:p><text:s text:c="2"/>- gr_attrib_val_id</text:p>
          </table:table-cell>
          <table:table-cell table:style-name="ce17" office:value-type="string">
            <text:p><text:span text:style-name="T1">select</text:span><text:span text:style-name="T2"> </text:span></text:p>
            <text:p><text:span text:style-name="T2">art.art_id,</text:span></text:p>
            <text:p><text:span text:style-name="T2">art.match_code,</text:span></text:p>
            <text:p><text:span text:style-name="T2">art.art_desc</text:span></text:p>
            <text:p><text:span text:style-name="T1">from</text:span><text:span text:style-name="T2"> articles art</text:span></text:p>
            <text:p><text:span text:style-name="T1">left</text:span><text:span text:style-name="T2"> </text:span><text:span text:style-name="T1">join</text:span><text:span text:style-name="T2"> elements </text:span><text:span text:style-name="T2">el </text:span><text:span text:style-name="T1">on</text:span><text:span text:style-name="T2"> art.art_id = </text:span><text:span text:style-name="T2">el.art_id</text:span></text:p>
            <text:p><text:span text:style-name="T1">left</text:span><text:span text:style-name="T2"> </text:span><text:span text:style-name="T1">join</text:span><text:span text:style-name="T2"> </text:span><text:span text:style-name="T2">elem_attribs </text:span><text:span text:style-name="T2">el_att </text:span><text:span text:style-name="T1">on</text:span><text:span text:style-name="T2"> </text:span><text:span text:style-name="T2">el.elem_id = </text:span><text:span text:style-name="T2">el_att.elem_id </text:span></text:p>
            <text:p><text:span text:style-name="T1">left</text:span><text:span text:style-name="T2"> </text:span><text:span text:style-name="T1">join</text:span><text:span text:style-name="T2"> </text:span><text:span text:style-name="T2">group_attribs_vals </text:span><text:span text:style-name="T2">gr_a_v </text:span><text:span text:style-name="T1">on</text:span><text:span text:style-name="T2"> </text:span><text:span text:style-name="T2">el_att.gr_attrib_v</text:span><text:span text:style-name="T2">al_id = </text:span><text:span text:style-name="T2">gr_a_v.gr_attrib_v</text:span><text:span text:style-name="T2">al_id</text:span></text:p>
            <text:p><text:span text:style-name="T1">left</text:span><text:span text:style-name="T2"> </text:span><text:span text:style-name="T1">join</text:span><text:span text:style-name="T2"> </text:span><text:span text:style-name="T2">group_attribs gr_a </text:span><text:span text:style-name="T1">on</text:span><text:span text:style-name="T2"> </text:span><text:span text:style-name="T2">gr_a_v.gr_attrib_i</text:span><text:span text:style-name="T2">d = </text:span><text:span text:style-name="T2">gr_a.gr_attrib_id</text:span></text:p>
            <text:p><text:span text:style-name="T1">where</text:span><text:span text:style-name="T2"> </text:span><text:span text:style-name="T2">(gr_a.gr_attrib_id </text:span><text:span text:style-name="T2">= </text:span><text:span text:style-name="T5">2</text:span><text:span text:style-name="T2"> </text:span><text:span text:style-name="T1">and</text:span><text:span text:style-name="T2"> </text:span><text:span text:style-name="T2">el_att.gr_attrib_v</text:span><text:span text:style-name="T2">al_id = </text:span><text:span text:style-name="T5">6</text:span><text:span text:style-name="T2">)</text:span></text:p>
          </table:table-cell>
          <table:table-cell table:style-name="ce20" table:formula="oooc:=HYPERLINK(&quot;#articles_3.A1&quot;;&quot;LINK&quot;)" office:value-type="string" office:string-value="LINK">
            <text:p>LINK</text:p>
          </table:table-cell>
          <table:table-cell/>
        </table:table-row>
        <table:table-row table:style-name="ro11" table:number-rows-repeated="4">
          <table:table-cell table:style-name="ce6"/>
          <table:table-cell table:style-name="ce13" table:number-columns-repeated="2"/>
          <table:table-cell table:style-name="ce18"/>
          <table:table-cell table:style-name="ce21"/>
          <table:table-cell/>
        </table:table-row>
        <table:table-row table:style-name="ro11" table:number-rows-repeated="12">
          <table:table-cell table:style-name="ce7"/>
          <table:table-cell table:number-columns-repeated="3"/>
          <table:table-cell table:style-name="ce22"/>
          <table:table-cell/>
        </table:table-row>
        <table:table-row table:style-name="ro11" table:number-rows-repeated="10">
          <table:table-cell table:style-name="ce7"/>
          <table:table-cell table:number-columns-repeated="5"/>
        </table:table-row>
        <table:table-row table:style-name="ro11" table:number-rows-repeated="65497">
          <table:table-cell table:number-columns-repeated="6"/>
        </table:table-row>
        <table:table-row table:style-name="ro11">
          <table:table-cell table:number-columns-repeated="6"/>
        </table:table-row>
      </table:table>
      <table:table table:name="articles_1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ce9"/>
        <table:table-column table:style-name="co11" table:default-cell-style-name="Default"/>
        <table:table-column table:style-name="co12" table:default-cell-style-name="ce2"/>
        <table:table-column table:style-name="co5" table:default-cell-style-name="Default"/>
        <table:table-row table:style-name="ro11">
          <table:table-cell table:number-columns-repeated="6"/>
        </table:table-row>
        <table:table-row table:style-name="ro12">
          <table:table-cell table:style-name="ce22" table:formula="oooc:=HYPERLINK(&quot;#master_sheet.A4&quot;;&quot;Povratak na master sheet&quot;)" office:value-type="string" office:string-value="Povratak na master sheet">
            <text:p>Povratak na master sheet</text:p>
          </table:table-cell>
          <table:table-cell table:number-columns-repeated="5"/>
        </table:table-row>
        <table:table-row table:style-name="ro11">
          <table:table-cell table:number-columns-repeated="6"/>
        </table:table-row>
        <table:table-row table:style-name="ro3">
          <table:table-cell/>
          <table:table-cell table:style-name="ce24" office:value-type="string">
            <text:p>ART_ID</text:p>
          </table:table-cell>
          <table:table-cell table:style-name="ce24" office:value-type="string">
            <text:p>MATCH_CODE</text:p>
          </table:table-cell>
          <table:table-cell table:style-name="ce8" office:value-type="string">
            <text:p>ART_DESC</text:p>
          </table:table-cell>
          <table:table-cell table:style-name="ce24" office:value-type="string">
            <text:p>GR_ATTRIB_DESC</text:p>
          </table:table-cell>
          <table:table-cell table:style-name="ce25" office:value-type="string">
            <text:p>GR_ATTRIB_VAL_DESC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Default" office:value-type="string">
            <text:p>LOWE6K</text:p>
          </table:table-cell>
          <table:table-cell table:style-name="ce9" office:value-type="string">
            <text:p>staklo Low-E 6 mm kalj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Low-E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Default" office:value-type="string">
            <text:p>LOWE6K</text:p>
          </table:table-cell>
          <table:table-cell table:style-name="ce9" office:value-type="string">
            <text:p>staklo Low-E 6 mm kalj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Default" office:value-type="string">
            <text:p>LOWE6K</text:p>
          </table:table-cell>
          <table:table-cell table:style-name="ce9" office:value-type="string">
            <text:p>staklo Low-E 6 mm kalj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zastitno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Default" office:value-type="string">
            <text:p>LOWE6K</text:p>
          </table:table-cell>
          <table:table-cell table:style-name="ce9" office:value-type="string">
            <text:p>staklo Low-E 6mm kaljeno, brus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Low-E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Default" office:value-type="string">
            <text:p>LOWE6K</text:p>
          </table:table-cell>
          <table:table-cell table:style-name="ce9" office:value-type="string">
            <text:p>staklo Low-E 6mm kaljeno, brus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Default" office:value-type="string">
            <text:p>LOWE6K</text:p>
          </table:table-cell>
          <table:table-cell table:style-name="ce9" office:value-type="string">
            <text:p>staklo Low-E 6mm kaljeno, brus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zastitno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table:style-name="Default" office:value-type="string">
            <text:p>LOWE6K</text:p>
          </table:table-cell>
          <table:table-cell table:style-name="ce9" office:value-type="string">
            <text:p>staklo Low-E 6mm kaljena prednja strana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Low-E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table:style-name="Default" office:value-type="string">
            <text:p>LOWE6K</text:p>
          </table:table-cell>
          <table:table-cell table:style-name="ce9" office:value-type="string">
            <text:p>staklo Low-E 6mm kaljena prednja strana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table:style-name="Default" office:value-type="string">
            <text:p>LOWE6K</text:p>
          </table:table-cell>
          <table:table-cell table:style-name="ce9" office:value-type="string">
            <text:p>staklo Low-E 6mm kaljena prednja strana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zastitno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Default" office:value-type="string">
            <text:p>FC4</text:p>
          </table:table-cell>
          <table:table-cell table:style-name="ce9" office:value-type="string">
            <text:p>staklo float clear 4 mm brus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float clear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Default" office:value-type="string">
            <text:p>FC4</text:p>
          </table:table-cell>
          <table:table-cell table:style-name="ce9" office:value-type="string">
            <text:p>staklo float clear 4 mm brus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4">
            <text:p>4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Default" office:value-type="string">
            <text:p>FC4</text:p>
          </table:table-cell>
          <table:table-cell table:style-name="ce9" office:value-type="string">
            <text:p>staklo float clear 4 mm brus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dekorativno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table:style-name="Default" office:value-type="string">
            <text:p>DIST12</text:p>
          </table:table-cell>
          <table:table-cell table:style-name="ce9" office:value-type="string">
            <text:p>distancer 12 mm aluminijski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aluminij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table:style-name="Default" office:value-type="string">
            <text:p>DIST12</text:p>
          </table:table-cell>
          <table:table-cell table:style-name="ce9" office:value-type="string">
            <text:p>distancer 12 mm aluminijski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12">
            <text:p>12</text:p>
          </table:table-cell>
        </table:table-row>
        <table:table-row table:style-name="ro3">
          <table:table-cell/>
          <table:table-cell office:value-type="float" office:value="6">
            <text:p>6</text:p>
          </table:table-cell>
          <table:table-cell table:style-name="Default" office:value-type="string">
            <text:p>FC6</text:p>
          </table:table-cell>
          <table:table-cell table:style-name="ce9" office:value-type="string">
            <text:p>staklo float clear 6 mm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float clear</text:p>
          </table:table-cell>
        </table:table-row>
        <table:table-row table:style-name="ro3">
          <table:table-cell/>
          <table:table-cell office:value-type="float" office:value="6">
            <text:p>6</text:p>
          </table:table-cell>
          <table:table-cell table:style-name="Default" office:value-type="string">
            <text:p>FC6</text:p>
          </table:table-cell>
          <table:table-cell table:style-name="ce9" office:value-type="string">
            <text:p>staklo float clear 6 mm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3">
          <table:table-cell/>
          <table:table-cell office:value-type="float" office:value="6">
            <text:p>6</text:p>
          </table:table-cell>
          <table:table-cell table:style-name="Default" office:value-type="string">
            <text:p>FC6</text:p>
          </table:table-cell>
          <table:table-cell table:style-name="ce9" office:value-type="string">
            <text:p>staklo float clear 6 mm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dekorativno</text:p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table:style-name="Default" office:value-type="string">
            <text:p>FC8</text:p>
          </table:table-cell>
          <table:table-cell table:style-name="ce9" office:value-type="string">
            <text:p>staklo float clear 8 mm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float clear</text:p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table:style-name="Default" office:value-type="string">
            <text:p>FC8</text:p>
          </table:table-cell>
          <table:table-cell table:style-name="ce9" office:value-type="string">
            <text:p>staklo float clear 8 mm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8">
            <text:p>8</text:p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table:style-name="Default" office:value-type="string">
            <text:p>FC8</text:p>
          </table:table-cell>
          <table:table-cell table:style-name="ce9" office:value-type="string">
            <text:p>staklo float clear 8 mm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dekorativno</text:p>
          </table:table-cell>
        </table:table-row>
        <table:table-row table:style-name="ro3">
          <table:table-cell/>
          <table:table-cell office:value-type="float" office:value="8">
            <text:p>8</text:p>
          </table:table-cell>
          <table:table-cell table:style-name="Default" office:value-type="string">
            <text:p>LAM6K</text:p>
          </table:table-cell>
          <table:table-cell table:style-name="ce9" office:value-type="string">
            <text:p>staklo Lamistal 6 mm kalj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Lamistal</text:p>
          </table:table-cell>
        </table:table-row>
        <table:table-row table:style-name="ro3">
          <table:table-cell/>
          <table:table-cell office:value-type="float" office:value="8">
            <text:p>8</text:p>
          </table:table-cell>
          <table:table-cell table:style-name="Default" office:value-type="string">
            <text:p>LAM6K</text:p>
          </table:table-cell>
          <table:table-cell table:style-name="ce9" office:value-type="string">
            <text:p>staklo Lamistal 6 mm kalj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3">
          <table:table-cell/>
          <table:table-cell office:value-type="float" office:value="8">
            <text:p>8</text:p>
          </table:table-cell>
          <table:table-cell table:style-name="Default" office:value-type="string">
            <text:p>LAM6K</text:p>
          </table:table-cell>
          <table:table-cell table:style-name="ce9" office:value-type="string">
            <text:p>staklo Lamistal 6 mm kalj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zastitno</text:p>
          </table:table-cell>
        </table:table-row>
        <table:table-row table:style-name="ro3">
          <table:table-cell/>
          <table:table-cell office:value-type="float" office:value="9">
            <text:p>9</text:p>
          </table:table-cell>
          <table:table-cell table:style-name="Default" office:value-type="string">
            <text:p>LAM8K</text:p>
          </table:table-cell>
          <table:table-cell table:style-name="ce9" office:value-type="string">
            <text:p>staklo Lamistal 8mm brus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Lamistal</text:p>
          </table:table-cell>
        </table:table-row>
        <table:table-row table:style-name="ro3">
          <table:table-cell/>
          <table:table-cell office:value-type="float" office:value="9">
            <text:p>9</text:p>
          </table:table-cell>
          <table:table-cell table:style-name="Default" office:value-type="string">
            <text:p>LAM8K</text:p>
          </table:table-cell>
          <table:table-cell table:style-name="ce9" office:value-type="string">
            <text:p>staklo Lamistal 8mm brus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8">
            <text:p>8</text:p>
          </table:table-cell>
        </table:table-row>
        <table:table-row table:style-name="ro3">
          <table:table-cell/>
          <table:table-cell office:value-type="float" office:value="9">
            <text:p>9</text:p>
          </table:table-cell>
          <table:table-cell table:style-name="Default" office:value-type="string">
            <text:p>LAM8K</text:p>
          </table:table-cell>
          <table:table-cell table:style-name="ce9" office:value-type="string">
            <text:p>staklo Lamistal 8mm brus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zastitno</text:p>
          </table:table-cell>
        </table:table-row>
        <table:table-row table:style-name="ro13">
          <table:table-cell/>
          <table:table-cell office:value-type="float" office:value="10">
            <text:p>10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Low-E 6 mm kaljeno x distancer 12 mm aluminijski x staklo Low-E 6 mm kalj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Low-E</text:p>
          </table:table-cell>
        </table:table-row>
        <table:table-row table:style-name="ro14">
          <table:table-cell/>
          <table:table-cell office:value-type="float" office:value="10">
            <text:p>10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Low-E 6 mm kaljeno x distancer 12 mm aluminijski x staklo Low-E 6 mm kalj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14">
          <table:table-cell/>
          <table:table-cell office:value-type="float" office:value="10">
            <text:p>10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Low-E 6 mm kaljeno x distancer 12 mm aluminijski x staklo Low-E 6 mm kalj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zastitno</text:p>
          </table:table-cell>
        </table:table-row>
        <table:table-row table:style-name="ro14">
          <table:table-cell/>
          <table:table-cell office:value-type="float" office:value="10">
            <text:p>10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Low-E 6 mm kaljeno x distancer 12 mm aluminijski x staklo Low-E 6 mm kalj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aluminij</text:p>
          </table:table-cell>
        </table:table-row>
        <table:table-row table:style-name="ro14">
          <table:table-cell/>
          <table:table-cell office:value-type="float" office:value="10">
            <text:p>10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Low-E 6 mm kaljeno x distancer 12 mm aluminijski x staklo Low-E 6 mm kalj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12">
            <text:p>12</text:p>
          </table:table-cell>
        </table:table-row>
        <table:table-row table:style-name="ro14">
          <table:table-cell/>
          <table:table-cell office:value-type="float" office:value="10">
            <text:p>10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Low-E 6 mm kaljeno x distancer 12 mm aluminijski x staklo Low-E 6 mm kalj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Low-E</text:p>
          </table:table-cell>
        </table:table-row>
        <table:table-row table:style-name="ro14">
          <table:table-cell/>
          <table:table-cell office:value-type="float" office:value="10">
            <text:p>10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Low-E 6 mm kaljeno x distancer 12 mm aluminijski x staklo Low-E 6 mm kalj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14">
          <table:table-cell/>
          <table:table-cell office:value-type="float" office:value="10">
            <text:p>10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Low-E 6 mm kaljeno x distancer 12 mm aluminijski x staklo Low-E 6 mm kalj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zastitno</text:p>
          </table:table-cell>
        </table:table-row>
        <table:table-row table:style-name="ro3">
          <table:table-cell/>
          <table:table-cell office:value-type="float" office:value="11">
            <text:p>11</text:p>
          </table:table-cell>
          <table:table-cell table:style-name="Default" office:value-type="string">
            <text:p>DIST8</text:p>
          </table:table-cell>
          <table:table-cell table:style-name="ce9" office:value-type="string">
            <text:p>distancer 8 mm aluminijski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8">
            <text:p>8</text:p>
          </table:table-cell>
        </table:table-row>
        <table:table-row table:style-name="ro3">
          <table:table-cell/>
          <table:table-cell office:value-type="float" office:value="11">
            <text:p>11</text:p>
          </table:table-cell>
          <table:table-cell table:style-name="Default" office:value-type="string">
            <text:p>DIST8</text:p>
          </table:table-cell>
          <table:table-cell table:style-name="ce9" office:value-type="string">
            <text:p>distancer 8 mm aluminijski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aluminij</text:p>
          </table:table-cell>
        </table:table-row>
        <table:table-row table:style-name="ro3">
          <table:table-cell/>
          <table:table-cell office:value-type="float" office:value="12">
            <text:p>12</text:p>
          </table:table-cell>
          <table:table-cell table:style-name="Default" office:value-type="string">
            <text:p>DIST10</text:p>
          </table:table-cell>
          <table:table-cell table:style-name="ce9" office:value-type="string">
            <text:p>distancer 10 mm aluminijski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10">
            <text:p>10</text:p>
          </table:table-cell>
        </table:table-row>
        <table:table-row table:style-name="ro3">
          <table:table-cell/>
          <table:table-cell office:value-type="float" office:value="12">
            <text:p>12</text:p>
          </table:table-cell>
          <table:table-cell table:style-name="Default" office:value-type="string">
            <text:p>DIST10</text:p>
          </table:table-cell>
          <table:table-cell table:style-name="ce9" office:value-type="string">
            <text:p>distancer 10 mm aluminijski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aluminij</text:p>
          </table:table-cell>
        </table:table-row>
        <table:table-row table:style-name="ro14">
          <table:table-cell/>
          <table:table-cell office:value-type="float" office:value="13">
            <text:p>13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10 mm aluminijski x staklo Low-E 6 mm kaljeno, brus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float clear</text:p>
          </table:table-cell>
        </table:table-row>
        <table:table-row table:style-name="ro14">
          <table:table-cell/>
          <table:table-cell office:value-type="float" office:value="13">
            <text:p>13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10 mm aluminijski x staklo Low-E 6 mm kaljeno, brus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14">
          <table:table-cell/>
          <table:table-cell office:value-type="float" office:value="13">
            <text:p>13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10 mm aluminijski x staklo Low-E 6 mm kaljeno, brus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dekorativno</text:p>
          </table:table-cell>
        </table:table-row>
        <table:table-row table:style-name="ro14">
          <table:table-cell/>
          <table:table-cell office:value-type="float" office:value="13">
            <text:p>13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10 mm aluminijski x staklo Low-E 6 mm kaljeno, brus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10">
            <text:p>10</text:p>
          </table:table-cell>
        </table:table-row>
        <table:table-row table:style-name="ro14">
          <table:table-cell/>
          <table:table-cell office:value-type="float" office:value="13">
            <text:p>13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10 mm aluminijski x staklo Low-E 6 mm kaljeno, brus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aluminij</text:p>
          </table:table-cell>
        </table:table-row>
        <table:table-row table:style-name="ro14">
          <table:table-cell/>
          <table:table-cell office:value-type="float" office:value="13">
            <text:p>13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10 mm aluminijski x staklo Low-E 6 mm kaljeno, brus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Low-E</text:p>
          </table:table-cell>
        </table:table-row>
        <table:table-row table:style-name="ro14">
          <table:table-cell/>
          <table:table-cell office:value-type="float" office:value="13">
            <text:p>13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10 mm aluminijski x staklo Low-E 6 mm kaljeno, brus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14">
          <table:table-cell/>
          <table:table-cell office:value-type="float" office:value="13">
            <text:p>13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10 mm aluminijski x staklo Low-E 6 mm kaljeno, brus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zastitno</text:p>
          </table:table-cell>
        </table:table-row>
        <table:table-row table:style-name="ro3">
          <table:table-cell/>
          <table:table-cell office:value-type="float" office:value="14">
            <text:p>14</text:p>
          </table:table-cell>
          <table:table-cell table:style-name="Default" office:value-type="string">
            <text:p>FC6</text:p>
          </table:table-cell>
          <table:table-cell table:style-name="ce9" office:value-type="string">
            <text:p>staklo float clear 6 mm, busenje rupa za bravu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float clear</text:p>
          </table:table-cell>
        </table:table-row>
        <table:table-row table:style-name="ro3">
          <table:table-cell/>
          <table:table-cell office:value-type="float" office:value="14">
            <text:p>14</text:p>
          </table:table-cell>
          <table:table-cell table:style-name="Default" office:value-type="string">
            <text:p>FC6</text:p>
          </table:table-cell>
          <table:table-cell table:style-name="ce9" office:value-type="string">
            <text:p>staklo float clear 6 mm, busenje rupa za bravu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3">
          <table:table-cell/>
          <table:table-cell office:value-type="float" office:value="14">
            <text:p>14</text:p>
          </table:table-cell>
          <table:table-cell table:style-name="Default" office:value-type="string">
            <text:p>FC6</text:p>
          </table:table-cell>
          <table:table-cell table:style-name="ce9" office:value-type="string">
            <text:p>staklo float clear 6 mm, busenje rupa za bravu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dekorativno</text:p>
          </table:table-cell>
        </table:table-row>
        <table:table-row table:style-name="ro15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float clear</text:p>
          </table:table-cell>
        </table:table-row>
        <table:table-row table:style-name="ro15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15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dekorativno</text:p>
          </table:table-cell>
        </table:table-row>
        <table:table-row table:style-name="ro15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8">
            <text:p>8</text:p>
          </table:table-cell>
        </table:table-row>
        <table:table-row table:style-name="ro15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aluminij</text:p>
          </table:table-cell>
        </table:table-row>
        <table:table-row table:style-name="ro15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float clear</text:p>
          </table:table-cell>
        </table:table-row>
        <table:table-row table:style-name="ro15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15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dekorativno</text:p>
          </table:table-cell>
        </table:table-row>
        <table:table-row table:style-name="ro15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10">
            <text:p>10</text:p>
          </table:table-cell>
        </table:table-row>
        <table:table-row table:style-name="ro15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aluminij</text:p>
          </table:table-cell>
        </table:table-row>
        <table:table-row table:style-name="ro15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Low-E</text:p>
          </table:table-cell>
        </table:table-row>
        <table:table-row table:style-name="ro15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15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zastitno</text:p>
          </table:table-cell>
        </table:table-row>
        <table:table-row table:style-name="ro11" table:number-rows-repeated="65469">
          <table:table-cell table:number-columns-repeated="6"/>
        </table:table-row>
        <table:table-row table:style-name="ro11">
          <table:table-cell table:number-columns-repeated="6"/>
        </table:table-row>
      </table:table>
      <table:table table:name="articles_2" table:style-name="ta1" table:print="false">
        <table:table-column table:style-name="co13" table:default-cell-style-name="ce9"/>
        <table:table-column table:style-name="co14" table:default-cell-style-name="Default"/>
        <table:table-column table:style-name="co15" table:default-cell-style-name="Default"/>
        <table:table-column table:style-name="co16" table:default-cell-style-name="ce9"/>
        <table:table-column table:style-name="co17" table:default-cell-style-name="Default"/>
        <table:table-column table:style-name="co18" table:default-cell-style-name="Default"/>
        <table:table-row table:style-name="ro11">
          <table:table-cell table:number-columns-repeated="2"/>
          <table:table-cell table:style-name="ce9"/>
          <table:table-cell table:number-columns-repeated="3"/>
        </table:table-row>
        <table:table-row table:style-name="ro3">
          <table:table-cell table:style-name="ce26" table:formula="oooc:=HYPERLINK(&quot;#master_sheet.A4&quot;;&quot;Povratak na master sheet&quot;)" office:value-type="string" office:string-value="Povratak na master sheet">
            <text:p>Povratak na master sheet</text:p>
          </table:table-cell>
          <table:table-cell/>
          <table:table-cell table:style-name="ce9"/>
          <table:table-cell table:number-columns-repeated="3"/>
        </table:table-row>
        <table:table-row table:style-name="ro11">
          <table:table-cell table:number-columns-repeated="2"/>
          <table:table-cell table:style-name="ce9"/>
          <table:table-cell table:number-columns-repeated="3"/>
        </table:table-row>
        <table:table-row table:style-name="ro3">
          <table:table-cell/>
          <table:table-cell table:style-name="ce24" office:value-type="string">
            <text:p>ART_ID</text:p>
          </table:table-cell>
          <table:table-cell table:style-name="ce24" office:value-type="string">
            <text:p>MATCH_CODE</text:p>
          </table:table-cell>
          <table:table-cell table:style-name="ce8" office:value-type="string">
            <text:p>ART_DESC</text:p>
          </table:table-cell>
          <table:table-cell table:style-name="ce24" office:value-type="string">
            <text:p>ADD_OP_DESC</text:p>
          </table:table-cell>
          <table:table-cell table:style-name="ce24" office:value-type="string">
            <text:p>ADD_OP_ATTRIB_DESC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string">
            <text:p>LOWE6K</text:p>
          </table:table-cell>
          <table:table-cell office:value-type="string">
            <text:p>staklo Low-E 6 mm kaljeno</text:p>
          </table:table-cell>
          <table:table-cell office:value-type="string">
            <text:p>kaljenje</text:p>
          </table:table-cell>
          <table:table-cell office:value-type="string">
            <text:p>&lt;NULL&gt;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string">
            <text:p>LOWE6K</text:p>
          </table:table-cell>
          <table:table-cell office:value-type="string">
            <text:p>staklo Low-E 6mm kaljeno, bruseno</text:p>
          </table:table-cell>
          <table:table-cell office:value-type="string">
            <text:p>kaljenje</text:p>
          </table:table-cell>
          <table:table-cell office:value-type="string">
            <text:p>&lt;NULL&gt;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string">
            <text:p>LOWE6K</text:p>
          </table:table-cell>
          <table:table-cell office:value-type="string">
            <text:p>staklo Low-E 6mm kaljeno, bruseno</text:p>
          </table:table-cell>
          <table:table-cell office:value-type="string">
            <text:p>brusenje</text:p>
          </table:table-cell>
          <table:table-cell office:value-type="string">
            <text:p>&lt;NULL&gt;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string">
            <text:p>LOWE6K</text:p>
          </table:table-cell>
          <table:table-cell office:value-type="string">
            <text:p>staklo Low-E 6mm kaljena prednja strana</text:p>
          </table:table-cell>
          <table:table-cell office:value-type="string">
            <text:p>kaljenje</text:p>
          </table:table-cell>
          <table:table-cell office:value-type="string">
            <text:p>kaljena prednja strana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string">
            <text:p>FC4</text:p>
          </table:table-cell>
          <table:table-cell office:value-type="string">
            <text:p>staklo float clear 4 mm bruseno</text:p>
          </table:table-cell>
          <table:table-cell office:value-type="string">
            <text:p>brusenje</text:p>
          </table:table-cell>
          <table:table-cell office:value-type="string">
            <text:p>&lt;NULL&gt;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office:value-type="string">
            <text:p>DIST12</text:p>
          </table:table-cell>
          <table:table-cell office:value-type="string">
            <text:p>distancer 12 mm aluminijski</text:p>
          </table:table-cell>
          <table:table-cell table:number-columns-repeated="2" office:value-type="string">
            <text:p>&lt;NULL&gt;</text:p>
          </table:table-cell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string">
            <text:p>FC6</text:p>
          </table:table-cell>
          <table:table-cell office:value-type="string">
            <text:p>staklo float clear 6 mm</text:p>
          </table:table-cell>
          <table:table-cell table:number-columns-repeated="2" office:value-type="string">
            <text:p>&lt;NULL&gt;</text:p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string">
            <text:p>FC8</text:p>
          </table:table-cell>
          <table:table-cell office:value-type="string">
            <text:p>staklo float clear 8 mm</text:p>
          </table:table-cell>
          <table:table-cell table:number-columns-repeated="2" office:value-type="string">
            <text:p>&lt;NULL&gt;</text:p>
          </table:table-cell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string">
            <text:p>LAM6K</text:p>
          </table:table-cell>
          <table:table-cell office:value-type="string">
            <text:p>staklo Lamistal 6 mm kaljeno</text:p>
          </table:table-cell>
          <table:table-cell office:value-type="string">
            <text:p>kaljenje</text:p>
          </table:table-cell>
          <table:table-cell office:value-type="string">
            <text:p>&lt;NULL&gt;</text:p>
          </table:table-cell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string">
            <text:p>LAM8K</text:p>
          </table:table-cell>
          <table:table-cell office:value-type="string">
            <text:p>staklo Lamistal 8mm bruseno</text:p>
          </table:table-cell>
          <table:table-cell office:value-type="string">
            <text:p>brusenje</text:p>
          </table:table-cell>
          <table:table-cell office:value-type="string">
            <text:p>&lt;NULL&gt;</text:p>
          </table:table-cell>
        </table:table-row>
        <table:table-row table:style-name="ro14">
          <table:table-cell/>
          <table:table-cell office:value-type="float" office:value="10">
            <text:p>10</text:p>
          </table:table-cell>
          <table:table-cell office:value-type="string">
            <text:p>LOWE6KIZO</text:p>
          </table:table-cell>
          <table:table-cell office:value-type="string">
            <text:p>staklo Low-E 6 mm kaljeno x distancer 12 mm aluminijski x staklo Low-E 6 mm kaljeno</text:p>
          </table:table-cell>
          <table:table-cell office:value-type="string">
            <text:p>kaljenje</text:p>
          </table:table-cell>
          <table:table-cell office:value-type="string">
            <text:p>&lt;NULL&gt;</text:p>
          </table:table-cell>
        </table:table-row>
        <table:table-row table:style-name="ro14">
          <table:table-cell/>
          <table:table-cell office:value-type="float" office:value="10">
            <text:p>10</text:p>
          </table:table-cell>
          <table:table-cell office:value-type="string">
            <text:p>LOWE6KIZO</text:p>
          </table:table-cell>
          <table:table-cell office:value-type="string">
            <text:p>staklo Low-E 6 mm kaljeno x distancer 12 mm aluminijski x staklo Low-E 6 mm kaljeno</text:p>
          </table:table-cell>
          <table:table-cell table:number-columns-repeated="2" office:value-type="string">
            <text:p>&lt;NULL&gt;</text:p>
          </table:table-cell>
        </table:table-row>
        <table:table-row table:style-name="ro14">
          <table:table-cell/>
          <table:table-cell office:value-type="float" office:value="10">
            <text:p>10</text:p>
          </table:table-cell>
          <table:table-cell office:value-type="string">
            <text:p>LOWE6KIZO</text:p>
          </table:table-cell>
          <table:table-cell office:value-type="string">
            <text:p>staklo Low-E 6 mm kaljeno x distancer 12 mm aluminijski x staklo Low-E 6 mm kaljeno</text:p>
          </table:table-cell>
          <table:table-cell office:value-type="string">
            <text:p>kaljenje</text:p>
          </table:table-cell>
          <table:table-cell office:value-type="string">
            <text:p>&lt;NULL&gt;</text:p>
          </table:table-cell>
        </table:table-row>
        <table:table-row table:style-name="ro3">
          <table:table-cell/>
          <table:table-cell office:value-type="float" office:value="11">
            <text:p>11</text:p>
          </table:table-cell>
          <table:table-cell office:value-type="string">
            <text:p>DIST8</text:p>
          </table:table-cell>
          <table:table-cell office:value-type="string">
            <text:p>distancer 8 mm aluminijski</text:p>
          </table:table-cell>
          <table:table-cell table:number-columns-repeated="2" office:value-type="string">
            <text:p>&lt;NULL&gt;</text:p>
          </table:table-cell>
        </table:table-row>
        <table:table-row table:style-name="ro3">
          <table:table-cell/>
          <table:table-cell office:value-type="float" office:value="12">
            <text:p>12</text:p>
          </table:table-cell>
          <table:table-cell office:value-type="string">
            <text:p>DIST10</text:p>
          </table:table-cell>
          <table:table-cell office:value-type="string">
            <text:p>distancer 10 mm aluminijski</text:p>
          </table:table-cell>
          <table:table-cell table:number-columns-repeated="2" office:value-type="string">
            <text:p>&lt;NULL&gt;</text:p>
          </table:table-cell>
        </table:table-row>
        <table:table-row table:style-name="ro14">
          <table:table-cell/>
          <table:table-cell office:value-type="float" office:value="13">
            <text:p>13</text:p>
          </table:table-cell>
          <table:table-cell office:value-type="string">
            <text:p>LOWE6KIZO</text:p>
          </table:table-cell>
          <table:table-cell office:value-type="string">
            <text:p>staklo float clear 6 mm x distancer 10 mm aluminijski x staklo Low-E 6 mm kaljeno, bruseno</text:p>
          </table:table-cell>
          <table:table-cell table:number-columns-repeated="2" office:value-type="string">
            <text:p>&lt;NULL&gt;</text:p>
          </table:table-cell>
        </table:table-row>
        <table:table-row table:style-name="ro14">
          <table:table-cell/>
          <table:table-cell office:value-type="float" office:value="13">
            <text:p>13</text:p>
          </table:table-cell>
          <table:table-cell office:value-type="string">
            <text:p>LOWE6KIZO</text:p>
          </table:table-cell>
          <table:table-cell office:value-type="string">
            <text:p>staklo float clear 6 mm x distancer 10 mm aluminijski x staklo Low-E 6 mm kaljeno, bruseno</text:p>
          </table:table-cell>
          <table:table-cell table:number-columns-repeated="2" office:value-type="string">
            <text:p>&lt;NULL&gt;</text:p>
          </table:table-cell>
        </table:table-row>
        <table:table-row table:style-name="ro14">
          <table:table-cell/>
          <table:table-cell office:value-type="float" office:value="13">
            <text:p>13</text:p>
          </table:table-cell>
          <table:table-cell office:value-type="string">
            <text:p>LOWE6KIZO</text:p>
          </table:table-cell>
          <table:table-cell office:value-type="string">
            <text:p>staklo float clear 6 mm x distancer 10 mm aluminijski x staklo Low-E 6 mm kaljeno, bruseno</text:p>
          </table:table-cell>
          <table:table-cell office:value-type="string">
            <text:p>kaljenje</text:p>
          </table:table-cell>
          <table:table-cell office:value-type="string">
            <text:p>&lt;NULL&gt;</text:p>
          </table:table-cell>
        </table:table-row>
        <table:table-row table:style-name="ro14">
          <table:table-cell/>
          <table:table-cell office:value-type="float" office:value="13">
            <text:p>13</text:p>
          </table:table-cell>
          <table:table-cell office:value-type="string">
            <text:p>LOWE6KIZO</text:p>
          </table:table-cell>
          <table:table-cell office:value-type="string">
            <text:p>staklo float clear 6 mm x distancer 10 mm aluminijski x staklo Low-E 6 mm kaljeno, bruseno</text:p>
          </table:table-cell>
          <table:table-cell office:value-type="string">
            <text:p>brusenje</text:p>
          </table:table-cell>
          <table:table-cell office:value-type="string">
            <text:p>&lt;NULL&gt;</text:p>
          </table:table-cell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string">
            <text:p>FC6</text:p>
          </table:table-cell>
          <table:table-cell office:value-type="string">
            <text:p>staklo float clear 6 mm, busenje rupa za bravu</text:p>
          </table:table-cell>
          <table:table-cell office:value-type="string">
            <text:p>busenje</text:p>
          </table:table-cell>
          <table:table-cell office:value-type="string">
            <text:p>busenje rupa za bravu</text:p>
          </table:table-cell>
        </table:table-row>
        <table:table-row table:style-name="ro15">
          <table:table-cell/>
          <table:table-cell office:value-type="float" office:value="15">
            <text:p>15</text:p>
          </table:table-cell>
          <table:table-cell office:value-type="string">
            <text:p>LOWE6KIZO</text:p>
          </table:table-cell>
          <table:table-cell office:value-type="string">
            <text:p>staklo float clear 6 mm x distancer 8 mm x staklo float clear 6 mm x distancer 10 mm aluminijski x staklo Low-E 6 mm kaljeno, bruseno</text:p>
          </table:table-cell>
          <table:table-cell table:number-columns-repeated="2" office:value-type="string">
            <text:p>&lt;NULL&gt;</text:p>
          </table:table-cell>
        </table:table-row>
        <table:table-row table:style-name="ro15">
          <table:table-cell/>
          <table:table-cell office:value-type="float" office:value="15">
            <text:p>15</text:p>
          </table:table-cell>
          <table:table-cell office:value-type="string">
            <text:p>LOWE6KIZO</text:p>
          </table:table-cell>
          <table:table-cell office:value-type="string">
            <text:p>staklo float clear 6 mm x distancer 8 mm x staklo float clear 6 mm x distancer 10 mm aluminijski x staklo Low-E 6 mm kaljeno, bruseno</text:p>
          </table:table-cell>
          <table:table-cell table:number-columns-repeated="2" office:value-type="string">
            <text:p>&lt;NULL&gt;</text:p>
          </table:table-cell>
        </table:table-row>
        <table:table-row table:style-name="ro15">
          <table:table-cell/>
          <table:table-cell office:value-type="float" office:value="15">
            <text:p>15</text:p>
          </table:table-cell>
          <table:table-cell office:value-type="string">
            <text:p>LOWE6KIZO</text:p>
          </table:table-cell>
          <table:table-cell office:value-type="string">
            <text:p>staklo float clear 6 mm x distancer 8 mm x staklo float clear 6 mm x distancer 10 mm aluminijski x staklo Low-E 6 mm kaljeno, bruseno</text:p>
          </table:table-cell>
          <table:table-cell table:number-columns-repeated="2" office:value-type="string">
            <text:p>&lt;NULL&gt;</text:p>
          </table:table-cell>
        </table:table-row>
        <table:table-row table:style-name="ro15">
          <table:table-cell/>
          <table:table-cell office:value-type="float" office:value="15">
            <text:p>15</text:p>
          </table:table-cell>
          <table:table-cell office:value-type="string">
            <text:p>LOWE6KIZO</text:p>
          </table:table-cell>
          <table:table-cell office:value-type="string">
            <text:p>staklo float clear 6 mm x distancer 8 mm x staklo float clear 6 mm x distancer 10 mm aluminijski x staklo Low-E 6 mm kaljeno, bruseno</text:p>
          </table:table-cell>
          <table:table-cell table:number-columns-repeated="2" office:value-type="string">
            <text:p>&lt;NULL&gt;</text:p>
          </table:table-cell>
        </table:table-row>
        <table:table-row table:style-name="ro15">
          <table:table-cell/>
          <table:table-cell office:value-type="float" office:value="15">
            <text:p>15</text:p>
          </table:table-cell>
          <table:table-cell office:value-type="string">
            <text:p>LOWE6KIZO</text:p>
          </table:table-cell>
          <table:table-cell office:value-type="string">
            <text:p>staklo float clear 6 mm x distancer 8 mm x staklo float clear 6 mm x distancer 10 mm aluminijski x staklo Low-E 6 mm kaljeno, bruseno</text:p>
          </table:table-cell>
          <table:table-cell office:value-type="string">
            <text:p>kaljenje</text:p>
          </table:table-cell>
          <table:table-cell office:value-type="string">
            <text:p>&lt;NULL&gt;</text:p>
          </table:table-cell>
        </table:table-row>
        <table:table-row table:style-name="ro15">
          <table:table-cell/>
          <table:table-cell office:value-type="float" office:value="15">
            <text:p>15</text:p>
          </table:table-cell>
          <table:table-cell office:value-type="string">
            <text:p>LOWE6KIZO</text:p>
          </table:table-cell>
          <table:table-cell office:value-type="string">
            <text:p>staklo float clear 6 mm x distancer 8 mm x staklo float clear 6 mm x distancer 10 mm aluminijski x staklo Low-E 6 mm kaljeno, bruseno</text:p>
          </table:table-cell>
          <table:table-cell office:value-type="string">
            <text:p>brusenje</text:p>
          </table:table-cell>
          <table:table-cell office:value-type="string">
            <text:p>&lt;NULL&gt;</text:p>
          </table:table-cell>
        </table:table-row>
        <table:table-row table:style-name="ro11" table:number-rows-repeated="65505">
          <table:table-cell table:number-columns-repeated="6"/>
        </table:table-row>
        <table:table-row table:style-name="ro11">
          <table:table-cell table:number-columns-repeated="6"/>
        </table:table-row>
      </table:table>
      <table:table table:name="articles_3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9"/>
        <table:table-row table:style-name="ro11">
          <table:table-cell table:style-name="ce9"/>
          <table:table-cell table:number-columns-repeated="3"/>
        </table:table-row>
        <table:table-row table:style-name="ro1">
          <table:table-cell table:style-name="ce26" table:formula="oooc:=HYPERLINK(&quot;#master_sheet.A4&quot;;&quot;Povratak na master sheet&quot;)" office:value-type="string" office:string-value="Povratak na master sheet">
            <text:p>Povratak na master sheet</text:p>
          </table:table-cell>
          <table:table-cell table:number-columns-repeated="3"/>
        </table:table-row>
        <table:table-row table:style-name="ro11">
          <table:table-cell table:style-name="ce9"/>
          <table:table-cell table:number-columns-repeated="3"/>
        </table:table-row>
        <table:table-row table:style-name="ro3">
          <table:table-cell/>
          <table:table-cell table:style-name="ce24" office:value-type="string">
            <text:p>ART_ID</text:p>
          </table:table-cell>
          <table:table-cell table:style-name="ce24" office:value-type="string">
            <text:p>MATCH_CODE</text:p>
          </table:table-cell>
          <table:table-cell table:style-name="ce8" office:value-type="string">
            <text:p>ART_DESC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string">
            <text:p>FC4</text:p>
          </table:table-cell>
          <table:table-cell office:value-type="string">
            <text:p>staklo float clear 4 mm bruseno</text:p>
          </table:table-cell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string">
            <text:p>FC6</text:p>
          </table:table-cell>
          <table:table-cell office:value-type="string">
            <text:p>staklo float clear 6 mm</text:p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string">
            <text:p>FC8</text:p>
          </table:table-cell>
          <table:table-cell office:value-type="string">
            <text:p>staklo float clear 8 mm</text:p>
          </table:table-cell>
        </table:table-row>
        <table:table-row table:style-name="ro14">
          <table:table-cell/>
          <table:table-cell office:value-type="float" office:value="13">
            <text:p>13</text:p>
          </table:table-cell>
          <table:table-cell office:value-type="string">
            <text:p>LOWE6KIZO</text:p>
          </table:table-cell>
          <table:table-cell office:value-type="string">
            <text:p>staklo float clear 6 mm x distancer 10 mm aluminijski x staklo Low-E 6 mm kaljeno, bruseno</text:p>
          </table:table-cell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string">
            <text:p>FC6</text:p>
          </table:table-cell>
          <table:table-cell office:value-type="string">
            <text:p>staklo float clear 6 mm, busenje rupa za bravu</text:p>
          </table:table-cell>
        </table:table-row>
        <table:table-row table:style-name="ro14">
          <table:table-cell/>
          <table:table-cell office:value-type="float" office:value="15">
            <text:p>15</text:p>
          </table:table-cell>
          <table:table-cell office:value-type="string">
            <text:p>LOWE6KIZO</text:p>
          </table:table-cell>
          <table:table-cell office:value-type="string">
            <text:p>staklo float clear 6 mm x distancer 8 mm x staklo float clear 6 mm x distancer 10 mm aluminijski x staklo Low-E 6 mm kaljeno, bruseno</text:p>
          </table:table-cell>
        </table:table-row>
        <table:table-row table:style-name="ro11" table:number-rows-repeated="65525">
          <table:table-cell table:number-columns-repeated="4"/>
        </table:table-row>
        <table:table-row table:style-name="ro11">
          <table:table-cell table:number-columns-repeated="4"/>
        </table:table-row>
      </table:table>
      <table:table table:name="documents_1" table:style-name="ta1" table:print="false">
        <table:table-column table:style-name="co7" table:default-cell-style-name="Default"/>
        <table:table-column table:style-name="co1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8" table:default-cell-style-name="ce9"/>
        <table:table-column table:style-name="co29" table:default-cell-style-name="Default"/>
        <table:table-column table:style-name="co30" table:default-cell-style-name="Default"/>
        <table:table-column table:style-name="co31" table:default-cell-style-name="ce9"/>
        <table:table-column table:style-name="co32" table:default-cell-style-name="Default"/>
        <table:table-column table:style-name="co33" table:default-cell-style-name="Default"/>
        <table:table-row table:style-name="ro11">
          <table:table-cell table:number-columns-repeated="14"/>
        </table:table-row>
        <table:table-row table:style-name="ro11">
          <table:table-cell table:style-name="ce22" table:formula="oooc:=HYPERLINK(&quot;#master_sheet.A4&quot;;&quot;Povratak na master sheet&quot;)" office:value-type="string" office:string-value="Povratak na master sheet">
            <text:p>Povratak na master sheet</text:p>
          </table:table-cell>
          <table:table-cell table:number-columns-repeated="13"/>
        </table:table-row>
        <table:table-row table:style-name="ro11">
          <table:table-cell table:number-columns-repeated="14"/>
        </table:table-row>
        <table:table-row table:style-name="ro3">
          <table:table-cell/>
          <table:table-cell table:style-name="ce24" office:value-type="string">
            <text:p>DOC_NO</text:p>
          </table:table-cell>
          <table:table-cell table:style-name="ce24" office:value-type="string">
            <text:p>CUST_ID</text:p>
          </table:table-cell>
          <table:table-cell table:style-name="ce24" office:value-type="string">
            <text:p>DOC_DATE</text:p>
          </table:table-cell>
          <table:table-cell table:style-name="ce24" office:value-type="string">
            <text:p>DOC_DELIVERY_DATE</text:p>
          </table:table-cell>
          <table:table-cell table:style-name="ce24" office:value-type="string">
            <text:p>DOC_DELIVERY_TIME</text:p>
          </table:table-cell>
          <table:table-cell table:style-name="ce24" office:value-type="string">
            <text:p>DOC_SHIPMENT_PLACE</text:p>
          </table:table-cell>
          <table:table-cell table:style-name="ce24" office:value-type="string">
            <text:p>CONT_ID</text:p>
          </table:table-cell>
          <table:table-cell table:style-name="ce8" office:value-type="string">
            <text:p>CONTACT_DESC</text:p>
          </table:table-cell>
          <table:table-cell table:style-name="ce24" office:value-type="string">
            <text:p>DOC_PAY_ID</text:p>
          </table:table-cell>
          <table:table-cell table:style-name="ce24" office:value-type="string">
            <text:p>DOC_PRIORITY</text:p>
          </table:table-cell>
          <table:table-cell table:style-name="ce8" office:value-type="string">
            <text:p>DOC_DESC</text:p>
          </table:table-cell>
          <table:table-cell table:style-name="ce24" office:value-type="string">
            <text:p>DOC_STATUS</text:p>
          </table:table-cell>
          <table:table-cell table:style-name="ce24" office:value-type="string">
            <text:p>OPERATER_ID</text:p>
          </table:table-cell>
        </table:table-row>
        <table:table-row table:style-name="ro14">
          <table:table-cell/>
          <table:table-cell table:number-columns-repeated="2" office:value-type="float" office:value="1">
            <text:p>1</text:p>
          </table:table-cell>
          <table:table-cell table:style-name="ce27" office:value-type="date" office:date-value="2006-10-28">
            <text:p>06.10.28</text:p>
          </table:table-cell>
          <table:table-cell table:style-name="ce27" office:value-type="date" office:date-value="2006-10-30">
            <text:p>06.10.30</text:p>
          </table:table-cell>
          <table:table-cell table:style-name="ce28" office:value-type="time" office:time-value="PT15H00M00S">
            <text:p>15:00:00</text:p>
          </table:table-cell>
          <table:table-cell office:value-type="string">
            <text:p>Kiseljak, tržni centar</text:p>
          </table:table-cell>
          <table:table-cell office:value-type="float" office:value="1">
            <text:p>1</text:p>
          </table:table-cell>
          <table:table-cell office:value-type="string">
            <text:p>Ako ga ne bude zvati Biserku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<text:s/></text:p>
          </table:table-cell>
          <table:table-cell office:value-type="float" office:value="0">
            <text:p>0</text:p>
          </table:table-cell>
          <table:table-cell office:value-type="float" office:value="900">
            <text:p>900</text:p>
          </table:table-cell>
        </table:table-row>
        <table:table-row table:style-name="ro16">
          <table:table-cell/>
          <table:table-cell table:number-columns-repeated="2" office:value-type="float" office:value="2">
            <text:p>2</text:p>
          </table:table-cell>
          <table:table-cell table:style-name="ce27" office:value-type="date" office:date-value="2006-10-13">
            <text:p>06.10.13</text:p>
          </table:table-cell>
          <table:table-cell table:style-name="ce27" office:value-type="date" office:date-value="2006-11-05">
            <text:p>06.11.05</text:p>
          </table:table-cell>
          <table:table-cell/>
          <table:table-cell office:value-type="string">
            <text:p>Robna kuća kiseljak</text:p>
          </table:table-cell>
          <table:table-cell office:value-type="float" office:value="4">
            <text:p>4</text:p>
          </table:table-cell>
          <table:table-cell office:value-type="string">
            <text:p>Kontaktirati vozača kada bude trebao doći po narudžbu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Kontaktirati ih pred isporuku da se vidi da li treba slati majstore na ugradnju</text:p>
          </table:table-cell>
          <table:table-cell office:value-type="float" office:value="1">
            <text:p>1</text:p>
          </table:table-cell>
          <table:table-cell office:value-type="float" office:value="901">
            <text:p>901</text:p>
          </table:table-cell>
        </table:table-row>
        <table:table-row table:style-name="ro11" table:number-rows-repeated="65529">
          <table:table-cell table:number-columns-repeated="14"/>
        </table:table-row>
        <table:table-row table:style-name="ro11">
          <table:table-cell table:number-columns-repeated="14"/>
        </table:table-row>
      </table:table>
      <table:table table:name="documents_2" table:style-name="ta1" table:print="false"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0" table:default-cell-style-name="Default"/>
        <table:table-column table:style-name="co36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2" table:default-cell-style-name="Default"/>
        <table:table-row table:style-name="ro11">
          <table:table-cell table:number-columns-repeated="12"/>
        </table:table-row>
        <table:table-row table:style-name="ro11">
          <table:table-cell table:style-name="ce22" table:formula="oooc:=HYPERLINK(&quot;#master_sheet.A4&quot;;&quot;Povratak na master sheet&quot;)" office:value-type="string" office:string-value="Povratak na master sheet">
            <text:p>Povratak na master sheet</text:p>
          </table:table-cell>
          <table:table-cell table:number-columns-repeated="11"/>
        </table:table-row>
        <table:table-row table:style-name="ro11">
          <table:table-cell table:number-columns-repeated="12"/>
        </table:table-row>
        <table:table-row table:style-name="ro11">
          <table:table-cell/>
          <table:table-cell table:style-name="ce24" office:value-type="string">
            <text:p>DOC_NO</text:p>
          </table:table-cell>
          <table:table-cell table:style-name="ce24" office:value-type="string">
            <text:p>DOC_DATE</text:p>
          </table:table-cell>
          <table:table-cell table:style-name="ce24" office:value-type="string">
            <text:p>DOC_DELIVERY_DATE</text:p>
          </table:table-cell>
          <table:table-cell table:style-name="ce24" office:value-type="string">
            <text:p>DOC_DELIVERY_TIME</text:p>
          </table:table-cell>
          <table:table-cell table:style-name="ce24" office:value-type="string">
            <text:p>DOC_SHIPMENT_PLACE</text:p>
          </table:table-cell>
          <table:table-cell table:style-name="ce24" office:value-type="string">
            <text:p>CUST_DESC</text:p>
          </table:table-cell>
          <table:table-cell table:style-name="ce24" office:value-type="string">
            <text:p>CONT_DESC</text:p>
          </table:table-cell>
          <table:table-cell table:style-name="ce24" office:value-type="string">
            <text:p>DOC_PAY_ID</text:p>
          </table:table-cell>
          <table:table-cell table:style-name="ce24" office:value-type="string">
            <text:p>DOC_PRIORITY</text:p>
          </table:table-cell>
          <table:table-cell table:style-name="ce24" office:value-type="string">
            <text:p>DOC_STATUS</text:p>
          </table:table-cell>
          <table:table-cell table:style-name="ce24" office:value-type="string">
            <text:p>OPERATER_ID</text:p>
          </table:table-cell>
        </table:table-row>
        <table:table-row table:style-name="ro11">
          <table:table-cell/>
          <table:table-cell office:value-type="float" office:value="1">
            <text:p>1</text:p>
          </table:table-cell>
          <table:table-cell table:style-name="ce27" office:value-type="date" office:date-value="2006-10-28">
            <text:p>06.10.28</text:p>
          </table:table-cell>
          <table:table-cell table:style-name="ce27" office:value-type="date" office:date-value="2006-10-30">
            <text:p>06.10.30</text:p>
          </table:table-cell>
          <table:table-cell table:style-name="ce28" office:value-type="time" office:time-value="PT15H00M00S">
            <text:p>15:00:00</text:p>
          </table:table-cell>
          <table:table-cell office:value-type="string">
            <text:p>Kiseljak, tržni centar</text:p>
          </table:table-cell>
          <table:table-cell office:value-type="string">
            <text:p>Termoglas d.o.o. Kiseljak</text:p>
          </table:table-cell>
          <table:table-cell office:value-type="string">
            <text:p>Ramo Ramić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00">
            <text:p>900</text:p>
          </table:table-cell>
        </table:table-row>
        <table:table-row table:style-name="ro11">
          <table:table-cell/>
          <table:table-cell office:value-type="float" office:value="2">
            <text:p>2</text:p>
          </table:table-cell>
          <table:table-cell table:style-name="ce27" office:value-type="date" office:date-value="2006-10-13">
            <text:p>06.10.13</text:p>
          </table:table-cell>
          <table:table-cell table:style-name="ce27" office:value-type="date" office:date-value="2006-11-05">
            <text:p>06.11.05</text:p>
          </table:table-cell>
          <table:table-cell/>
          <table:table-cell office:value-type="string">
            <text:p>Robna kuća kiseljak</text:p>
          </table:table-cell>
          <table:table-cell office:value-type="string">
            <text:p>Stilles d.o.o Kiseljak</text:p>
          </table:table-cell>
          <table:table-cell office:value-type="string">
            <text:p>Šerif Babić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01">
            <text:p>901</text:p>
          </table:table-cell>
        </table:table-row>
      </table:table>
      <table:table table:name="docs_items_1" table:style-name="ta1" table:print="false">
        <table:table-column table:style-name="co7" table:default-cell-style-name="Default"/>
        <table:table-column table:style-name="co43" table:default-cell-style-name="Default"/>
        <table:table-column table:style-name="co42" table:default-cell-style-name="Default"/>
        <table:table-column table:style-name="co7" table:default-cell-style-name="Default"/>
        <table:table-column table:style-name="co44" table:default-cell-style-name="ce29"/>
        <table:table-column table:style-name="co45" table:default-cell-style-name="ce29"/>
        <table:table-column table:style-name="co46" table:default-cell-style-name="ce29"/>
        <table:table-row table:style-name="ro11">
          <table:table-cell table:number-columns-repeated="7"/>
        </table:table-row>
        <table:table-row table:style-name="ro11">
          <table:table-cell table:style-name="ce22" table:formula="oooc:=HYPERLINK(&quot;#master_sheet.A4&quot;;&quot;Povratak na master sheet&quot;)" office:value-type="string" office:string-value="Povratak na master sheet">
            <text:p>Povratak na master sheet</text:p>
          </table:table-cell>
          <table:table-cell table:number-columns-repeated="6"/>
        </table:table-row>
        <table:table-row table:style-name="ro11">
          <table:table-cell table:number-columns-repeated="7"/>
        </table:table-row>
        <table:table-row table:style-name="ro11">
          <table:table-cell/>
          <table:table-cell table:style-name="ce24" office:value-type="string">
            <text:p>DOC_NO</text:p>
          </table:table-cell>
          <table:table-cell table:style-name="ce24" office:value-type="string">
            <text:p>DOC_ITEM_NO</text:p>
          </table:table-cell>
          <table:table-cell table:style-name="ce24" office:value-type="string">
            <text:p>ART_ID</text:p>
          </table:table-cell>
          <table:table-cell table:style-name="ce30" office:value-type="string">
            <text:p>DOC_ITEM_WIDTH</text:p>
          </table:table-cell>
          <table:table-cell table:style-name="ce30" office:value-type="string">
            <text:p>DOC_ITEM_HEIGH</text:p>
          </table:table-cell>
          <table:table-cell table:style-name="ce30" office:value-type="string">
            <text:p>DOC_ITEM_QTTY</text:p>
          </table:table-cell>
        </table:table-row>
        <table:table-row table:style-name="ro11">
          <table:table-cell/>
          <table:table-cell table:number-columns-repeated="2"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250.20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</table:table-row>
        <table:table-row table:style-name="ro1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100.00</text:p>
          </table:table-cell>
          <table:table-cell office:value-type="string">
            <text:p>150.00</text:p>
          </table:table-cell>
          <table:table-cell office:value-type="float" office:value="2">
            <text:p>2</text:p>
          </table:table-cell>
        </table:table-row>
        <table:table-row table:style-name="ro1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105.20</text:p>
          </table:table-cell>
          <table:table-cell office:value-type="string">
            <text:p>150.00</text:p>
          </table:table-cell>
          <table:table-cell office:value-type="float" office:value="1">
            <text:p>1</text:p>
          </table:table-cell>
        </table:table-row>
        <table:table-row table:style-name="ro11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110.00</text:p>
          </table:table-cell>
          <table:table-cell office:value-type="string">
            <text:p>150.00</text:p>
          </table:table-cell>
          <table:table-cell office:value-type="float" office:value="6">
            <text:p>6</text:p>
          </table:table-cell>
        </table:table-row>
        <table:table-row table:style-name="ro1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100.00</text:p>
          </table:table-cell>
          <table:table-cell office:value-type="string">
            <text:p>150.00</text:p>
          </table:table-cell>
          <table:table-cell office:value-type="float" office:value="1">
            <text:p>1</text:p>
          </table:table-cell>
        </table:table-row>
        <table:table-row table:style-name="ro11">
          <table:table-cell/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100.00</text:p>
          </table:table-cell>
          <table:table-cell office:value-type="string">
            <text:p>250.00</text:p>
          </table:table-cell>
          <table:table-cell office:value-type="float" office:value="2">
            <text:p>2</text:p>
          </table:table-cell>
        </table:table-row>
        <table:table-row table:style-name="ro11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50.00</text:p>
          </table:table-cell>
          <table:table-cell office:value-type="string">
            <text:p>100.50</text:p>
          </table:table-cell>
          <table:table-cell office:value-type="float" office:value="6">
            <text:p>6</text:p>
          </table:table-cell>
        </table:table-row>
        <table:table-row table:style-name="ro11"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125.25</text:p>
          </table:table-cell>
          <table:table-cell office:value-type="string">
            <text:p>133.80</text:p>
          </table:table-cell>
          <table:table-cell office:value-type="float" office:value="1">
            <text:p>1</text:p>
          </table:table-cell>
        </table:table-row>
        <table:table-row table:style-name="ro11"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50.00</text:p>
          </table:table-cell>
          <table:table-cell office:value-type="string">
            <text:p>156.00</text:p>
          </table:table-cell>
          <table:table-cell office:value-type="float" office:value="10">
            <text:p>10</text:p>
          </table:table-cell>
        </table:table-row>
        <table:table-row table:style-name="ro11" table:number-rows-repeated="65522">
          <table:table-cell table:number-columns-repeated="7"/>
        </table:table-row>
        <table:table-row table:style-name="ro11">
          <table:table-cell table:number-columns-repeated="7"/>
        </table:table-row>
      </table:table>
      <table:table table:name="docs_items_2" table:style-name="ta1" table:print="false">
        <table:table-column table:style-name="co28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ce9"/>
        <table:table-column table:style-name="co50" table:default-cell-style-name="ce29"/>
        <table:table-column table:style-name="co51" table:default-cell-style-name="ce29"/>
        <table:table-column table:style-name="co45" table:default-cell-style-name="ce29"/>
        <table:table-row table:style-name="ro11">
          <table:table-cell table:number-columns-repeated="7"/>
        </table:table-row>
        <table:table-row table:style-name="ro11">
          <table:table-cell table:style-name="ce22" table:formula="oooc:=HYPERLINK(&quot;#master_sheet.A4&quot;;&quot;Povratak na master sheet&quot;)" office:value-type="string" office:string-value="Povratak na master sheet">
            <text:p>Povratak na master sheet</text:p>
          </table:table-cell>
          <table:table-cell table:number-columns-repeated="6"/>
        </table:table-row>
        <table:table-row table:style-name="ro11">
          <table:table-cell table:number-columns-repeated="7"/>
        </table:table-row>
        <table:table-row table:style-name="ro3">
          <table:table-cell/>
          <table:table-cell table:style-name="ce24" office:value-type="string">
            <text:p>DOC_ITEM_NO</text:p>
          </table:table-cell>
          <table:table-cell table:style-name="ce24" office:value-type="string">
            <text:p>ART_ID</text:p>
          </table:table-cell>
          <table:table-cell table:style-name="ce8" office:value-type="string">
            <text:p>ART_DESC</text:p>
          </table:table-cell>
          <table:table-cell table:style-name="ce30" office:value-type="string">
            <text:p>DOC_ITEM_HEIGH</text:p>
          </table:table-cell>
          <table:table-cell table:style-name="ce30" office:value-type="string">
            <text:p>DOC_ITEM_WIDTH</text:p>
          </table:table-cell>
          <table:table-cell table:style-name="ce30" office:value-type="string">
            <text:p>DOC_ITEM_QTTY</text:p>
          </table:table-cell>
        </table:table-row>
        <table:table-row table:style-name="ro14">
          <table:table-cell/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staklo float clear 6 mm x distancer 10 mm aluminijski x staklo Low-E 6 mm kaljeno, bruseno</text:p>
          </table:table-cell>
          <table:table-cell office:value-type="float" office:value="300">
            <text:p>300</text:p>
          </table:table-cell>
          <table:table-cell office:value-type="string">
            <text:p>250.20</text:p>
          </table:table-cell>
          <table:table-cell office:value-type="float" office:value="2">
            <text:p>2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staklo float clear 6 mm</text:p>
          </table:table-cell>
          <table:table-cell office:value-type="string">
            <text:p>150.00</text:p>
          </table:table-cell>
          <table:table-cell office:value-type="string">
            <text:p>100.00</text:p>
          </table:table-cell>
          <table:table-cell office:value-type="float" office:value="2">
            <text:p>2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staklo float clear 6 mm</text:p>
          </table:table-cell>
          <table:table-cell office:value-type="string">
            <text:p>150.00</text:p>
          </table:table-cell>
          <table:table-cell office:value-type="string">
            <text:p>105.20</text:p>
          </table:table-cell>
          <table:table-cell office:value-type="float" office:value="1">
            <text:p>1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staklo float clear 6 mm</text:p>
          </table:table-cell>
          <table:table-cell office:value-type="string">
            <text:p>150.00</text:p>
          </table:table-cell>
          <table:table-cell office:value-type="string">
            <text:p>110.00</text:p>
          </table:table-cell>
          <table:table-cell office:value-type="float" office:value="6">
            <text:p>6</text:p>
          </table:table-cell>
        </table:table-row>
        <table:table-row table:style-name="ro11" table:number-rows-repeated="65527">
          <table:table-cell table:number-columns-repeated="7"/>
        </table:table-row>
        <table:table-row table:style-name="ro11">
          <table:table-cell table:number-columns-repeated="7"/>
        </table:table-row>
      </table:table>
      <table:table table:name="contacts_customers" table:style-name="ta1" table:print="false">
        <table:table-column table:style-name="co7" table:default-cell-style-name="Default"/>
        <table:table-column table:style-name="co29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37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row table:style-name="ro11">
          <table:table-cell table:number-columns-repeated="9"/>
        </table:table-row>
        <table:table-row table:style-name="ro11">
          <table:table-cell table:style-name="ce22" table:formula="oooc:=HYPERLINK(&quot;#master_sheet.A4&quot;;&quot;Povratak na master sheet&quot;)" office:value-type="string" office:string-value="Povratak na master sheet">
            <text:p>Povratak na master sheet</text:p>
          </table:table-cell>
          <table:table-cell table:number-columns-repeated="8"/>
        </table:table-row>
        <table:table-row table:style-name="ro11">
          <table:table-cell table:number-columns-repeated="9"/>
        </table:table-row>
        <table:table-row table:style-name="ro11">
          <table:table-cell/>
          <table:table-cell table:style-name="ce24" office:value-type="string">
            <text:p>CONT_ID</text:p>
          </table:table-cell>
          <table:table-cell table:style-name="ce24" office:value-type="string">
            <text:p>CONT_DESC</text:p>
          </table:table-cell>
          <table:table-cell table:style-name="ce24" office:value-type="string">
            <text:p>CUST_ID</text:p>
          </table:table-cell>
          <table:table-cell table:style-name="ce24" office:value-type="string">
            <text:p>CUST_DESC</text:p>
          </table:table-cell>
          <table:table-cell table:style-name="ce24" office:value-type="string">
            <text:p>CUST_ADDR</text:p>
          </table:table-cell>
          <table:table-cell table:style-name="ce24" office:value-type="string">
            <text:p>CUST_TEL</text:p>
          </table:table-cell>
          <table:table-cell table:style-name="ce24" office:value-type="string">
            <text:p>CONT_TEL</text:p>
          </table:table-cell>
          <table:table-cell table:style-name="ce24" office:value-type="string">
            <text:p>CONT_ADD_DESC</text:p>
          </table:table-cell>
        </table:table-row>
        <table:table-row table:style-name="ro11">
          <table:table-cell/>
          <table:table-cell office:value-type="float" office:value="1">
            <text:p>1</text:p>
          </table:table-cell>
          <table:table-cell office:value-type="string">
            <text:p>Ramo Ramić</text:p>
          </table:table-cell>
          <table:table-cell office:value-type="float" office:value="1">
            <text:p>1</text:p>
          </table:table-cell>
          <table:table-cell office:value-type="string">
            <text:p>Termoglas d.o.o. Kiseljak</text:p>
          </table:table-cell>
          <table:table-cell office:value-type="string">
            <text:p>Kiseljacka bb</text:p>
          </table:table-cell>
          <table:table-cell office:value-type="string">
            <text:p>030 999 999</text:p>
          </table:table-cell>
          <table:table-cell office:value-type="string">
            <text:p>061 222 333 444 555</text:p>
          </table:table-cell>
          <table:table-cell office:value-type="string">
            <text:p>Šef sektora prodaje</text:p>
          </table:table-cell>
        </table:table-row>
        <table:table-row table:style-name="ro11">
          <table:table-cell/>
          <table:table-cell office:value-type="float" office:value="2">
            <text:p>2</text:p>
          </table:table-cell>
          <table:table-cell office:value-type="string">
            <text:p>Biserka Pašić</text:p>
          </table:table-cell>
          <table:table-cell office:value-type="float" office:value="1">
            <text:p>1</text:p>
          </table:table-cell>
          <table:table-cell office:value-type="string">
            <text:p>Termoglas d.o.o. Kiseljak</text:p>
          </table:table-cell>
          <table:table-cell office:value-type="string">
            <text:p>Kiseljacka bb</text:p>
          </table:table-cell>
          <table:table-cell office:value-type="string">
            <text:p>030 999 999</text:p>
          </table:table-cell>
          <table:table-cell office:value-type="string">
            <text:p>063 222 888 1111 2222</text:p>
          </table:table-cell>
          <table:table-cell office:value-type="string">
            <text:p>Stručni organ nadzora</text:p>
          </table:table-cell>
        </table:table-row>
        <table:table-row table:style-name="ro11">
          <table:table-cell/>
          <table:table-cell office:value-type="float" office:value="3">
            <text:p>3</text:p>
          </table:table-cell>
          <table:table-cell office:value-type="string">
            <text:p>Kemal Rizvanović</text:p>
          </table:table-cell>
          <table:table-cell office:value-type="float" office:value="2">
            <text:p>2</text:p>
          </table:table-cell>
          <table:table-cell office:value-type="string">
            <text:p>Stilles d.o.o Kiseljak</text:p>
          </table:table-cell>
          <table:table-cell office:value-type="string">
            <text:p>Trajni put 28</text:p>
          </table:table-cell>
          <table:table-cell office:value-type="string">
            <text:p>030 000 111</text:p>
          </table:table-cell>
          <table:table-cell office:value-type="string">
            <text:p>065 111 111113222</text:p>
          </table:table-cell>
          <table:table-cell office:value-type="string">
            <text:p>Magacioner</text:p>
          </table:table-cell>
        </table:table-row>
        <table:table-row table:style-name="ro11">
          <table:table-cell/>
          <table:table-cell office:value-type="float" office:value="4">
            <text:p>4</text:p>
          </table:table-cell>
          <table:table-cell office:value-type="string">
            <text:p>Šerif Babić</text:p>
          </table:table-cell>
          <table:table-cell office:value-type="float" office:value="2">
            <text:p>2</text:p>
          </table:table-cell>
          <table:table-cell office:value-type="string">
            <text:p>Stilles d.o.o Kiseljak</text:p>
          </table:table-cell>
          <table:table-cell office:value-type="string">
            <text:p>Trajni put 28</text:p>
          </table:table-cell>
          <table:table-cell office:value-type="string">
            <text:p>030 000 111</text:p>
          </table:table-cell>
          <table:table-cell office:value-type="string">
            <text:p>061 000 11242222</text:p>
          </table:table-cell>
          <table:table-cell office:value-type="string">
            <text:p>Vozač - dostavljač</text:p>
          </table:table-cell>
        </table:table-row>
        <table:table-row table:style-name="ro11">
          <table:table-cell/>
          <table:table-cell office:value-type="float" office:value="5">
            <text:p>5</text:p>
          </table:table-cell>
          <table:table-cell office:value-type="string">
            <text:p>Nisvet Hodžić</text:p>
          </table:table-cell>
          <table:table-cell office:value-type="float" office:value="2">
            <text:p>2</text:p>
          </table:table-cell>
          <table:table-cell office:value-type="string">
            <text:p>Stilles d.o.o Kiseljak</text:p>
          </table:table-cell>
          <table:table-cell office:value-type="string">
            <text:p>Trajni put 28</text:p>
          </table:table-cell>
          <table:table-cell office:value-type="string">
            <text:p>030 000 111</text:p>
          </table:table-cell>
          <table:table-cell office:value-type="string">
            <text:p>061 001 991, 061 222 111 4444, 030 119 911</text:p>
          </table:table-cell>
          <table:table-cell office:value-type="string">
            <text:p>Glavni majstor proizvodnje</text:p>
          </table:table-cell>
        </table:table-row>
      </table:table>
      <table:table table:name="docs_log_1" table:style-name="ta1" table:print="false">
        <table:table-column table:style-name="co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39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35" table:default-cell-style-name="Default"/>
        <table:table-column table:style-name="co67" table:default-cell-style-name="ce9"/>
        <table:table-column table:style-name="co27" table:default-cell-style-name="ce9"/>
        <table:table-column table:style-name="co7" table:number-columns-repeated="242" table:default-cell-style-name="Default"/>
        <table:table-row table:style-name="ro11">
          <table:table-cell table:number-columns-repeated="256"/>
        </table:table-row>
        <table:table-row table:style-name="ro11">
          <table:table-cell table:style-name="ce22" table:formula="oooc:=HYPERLINK(&quot;#master_sheet.A4&quot;;&quot;Povratak na master sheet&quot;)" office:value-type="string" office:string-value="Povratak na master sheet">
            <text:p>Povratak na master sheet</text:p>
          </table:table-cell>
          <table:table-cell table:number-columns-repeated="255"/>
        </table:table-row>
        <table:table-row table:style-name="ro11">
          <table:table-cell table:number-columns-repeated="256"/>
        </table:table-row>
        <table:table-row table:style-name="ro3">
          <table:table-cell table:style-name="ce24"/>
          <table:table-cell table:style-name="ce24" office:value-type="string">
            <text:p>DOC_NO</text:p>
          </table:table-cell>
          <table:table-cell table:style-name="ce24" office:value-type="string">
            <text:p>DOC_LOG_NO</text:p>
          </table:table-cell>
          <table:table-cell table:style-name="ce24" office:value-type="string">
            <text:p>DOC_LOG_DATE</text:p>
          </table:table-cell>
          <table:table-cell table:style-name="ce24" office:value-type="string">
            <text:p>DOC_LOG_TIME</text:p>
          </table:table-cell>
          <table:table-cell table:style-name="ce24" office:value-type="string">
            <text:p>OPERATER_ID</text:p>
          </table:table-cell>
          <table:table-cell table:style-name="ce24" office:value-type="string">
            <text:p>DOC_LOG_TYPE</text:p>
          </table:table-cell>
          <table:table-cell table:style-name="ce24" office:value-type="string">
            <text:p>DOC_LOG_DESC</text:p>
          </table:table-cell>
          <table:table-cell table:style-name="ce24" office:value-type="string">
            <text:p>DOC_LOG_ITEM_NO</text:p>
          </table:table-cell>
          <table:table-cell table:style-name="ce24" office:value-type="string">
            <text:p>DOC_LOG_ITEM_ACTION</text:p>
          </table:table-cell>
          <table:table-cell table:style-name="ce24" office:value-type="string">
            <text:p>ART_ID</text:p>
          </table:table-cell>
          <table:table-cell table:style-name="ce24" office:value-type="string">
            <text:p>C_1</text:p>
          </table:table-cell>
          <table:table-cell table:style-name="ce8" office:value-type="string">
            <text:p>C_2</text:p>
          </table:table-cell>
          <table:table-cell table:style-name="ce8" office:value-type="string">
            <text:p>C_3</text:p>
          </table:table-cell>
          <table:table-cell table:style-name="ce24" office:value-type="string">
            <text:p>NUM_1</text:p>
          </table:table-cell>
          <table:table-cell table:style-name="ce24" office:value-type="string">
            <text:p>NUM_2</text:p>
          </table:table-cell>
          <table:table-cell table:style-name="ce24" office:value-type="string">
            <text:p>NUM_3</text:p>
          </table:table-cell>
          <table:table-cell table:style-name="ce24" office:value-type="string">
            <text:p>INT_1</text:p>
          </table:table-cell>
          <table:table-cell table:style-name="ce24" office:value-type="string">
            <text:p>INT_2</text:p>
          </table:table-cell>
          <table:table-cell table:style-name="ce24" office:value-type="string">
            <text:p>INT_3</text:p>
          </table:table-cell>
          <table:table-cell table:style-name="ce24" office:value-type="string">
            <text:p>INT_4</text:p>
          </table:table-cell>
          <table:table-cell table:style-name="ce24" office:value-type="string">
            <text:p>INT_5</text:p>
          </table:table-cell>
          <table:table-cell table:style-name="ce24" office:value-type="string">
            <text:p>DATE_1</text:p>
          </table:table-cell>
          <table:table-cell table:style-name="ce24" office:value-type="string">
            <text:p>DATE_2</text:p>
          </table:table-cell>
          <table:table-cell table:style-name="ce24" office:value-type="string">
            <text:p>DATE_3</text:p>
          </table:table-cell>
          <table:table-cell table:style-name="ce24" table:number-columns-repeated="231"/>
        </table:table-row>
        <table:table-row table:style-name="ro14">
          <table:table-cell/>
          <table:table-cell table:number-columns-repeated="2" office:value-type="float" office:value="1">
            <text:p>1</text:p>
          </table:table-cell>
          <table:table-cell table:style-name="ce27" office:value-type="date" office:date-value="2006-10-28">
            <text:p>06.10.28</text:p>
          </table:table-cell>
          <table:table-cell table:style-name="ce28" office:value-type="time" office:time-value="PT12H00M00S">
            <text:p>12:00:00</text:p>
          </table:table-cell>
          <table:table-cell office:value-type="float" office:value="900">
            <text:p>900</text:p>
          </table:table-cell>
          <table:table-cell office:value-type="float" office:value="10">
            <text:p>10</text:p>
          </table:table-cell>
          <table:table-cell office:value-type="string">
            <text:p>formirani inicijalni podaci</text:p>
          </table:table-cell>
          <table:table-cell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&lt;NULL&gt;</text:p>
          </table:table-cell>
          <table:table-cell table:style-name="ce28" office:value-type="time" office:time-value="PT15H00M00S">
            <text:p>15:00:00</text:p>
          </table:table-cell>
          <table:table-cell office:value-type="string">
            <text:p>Ako ga ne bude zvati Biserku</text:p>
          </table:table-cell>
          <table:table-cell office:value-type="string">
            <text:p>Kiseljak, tržni centar</text:p>
          </table:table-cell>
          <table:table-cell table:number-columns-repeated="3" office:value-type="string">
            <text:p>&lt;NULL&gt;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string">
            <text:p>&lt;NULL&gt;</text:p>
          </table:table-cell>
          <table:table-cell table:style-name="ce27" office:value-type="date" office:date-value="2006-10-28">
            <text:p>06.10.28</text:p>
          </table:table-cell>
          <table:table-cell table:style-name="ce27" office:value-type="date" office:date-value="2006-10-30">
            <text:p>06.10.30</text:p>
          </table:table-cell>
          <table:table-cell office:value-type="string">
            <text:p>&lt;NULL&gt;</text:p>
          </table:table-cell>
          <table:table-cell table:number-columns-repeated="231"/>
        </table:table-row>
        <table:table-row table:style-name="ro1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27" office:value-type="date" office:date-value="2006-10-28">
            <text:p>06.10.28</text:p>
          </table:table-cell>
          <table:table-cell table:style-name="ce28" office:value-type="time" office:time-value="PT12H00M00S">
            <text:p>12:00:00</text:p>
          </table:table-cell>
          <table:table-cell office:value-type="float" office:value="900">
            <text:p>900</text:p>
          </table:table-cell>
          <table:table-cell office:value-type="float" office:value="11">
            <text:p>11</text:p>
          </table:table-cell>
          <table:table-cell office:value-type="string">
            <text:p>formirani podaci o vrsti placanja</text:p>
          </table:table-cell>
          <table:table-cell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&lt;NULL&gt;</text:p>
          </table:table-cell>
          <table:table-cell table:number-columns-repeated="3"/>
          <table:table-cell table:number-columns-repeated="3" office:value-type="string">
            <text:p>&lt;NULL&gt;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string">
            <text:p>&lt;NULL&gt;</text:p>
          </table:table-cell>
          <table:table-cell table:number-columns-repeated="231"/>
        </table:table-row>
        <table:table-row table:style-name="ro1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27" office:value-type="date" office:date-value="2006-10-28">
            <text:p>06.10.28</text:p>
          </table:table-cell>
          <table:table-cell table:style-name="ce28" office:value-type="time" office:time-value="PT12H00M00S">
            <text:p>12:00:00</text:p>
          </table:table-cell>
          <table:table-cell office:value-type="float" office:value="900">
            <text:p>900</text:p>
          </table:table-cell>
          <table:table-cell office:value-type="float" office:value="20">
            <text:p>20</text:p>
          </table:table-cell>
          <table:table-cell office:value-type="string">
            <text:p>formirani podaci o stavkama</text:p>
          </table:table-cell>
          <table:table-cell office:value-type="float" office:value="1">
            <text:p>1</text:p>
          </table:table-cell>
          <table:table-cell office:value-type="string">
            <text:p>+</text:p>
          </table:table-cell>
          <table:table-cell office:value-type="float" office:value="13">
            <text:p>13</text:p>
          </table:table-cell>
          <table:table-cell table:number-columns-repeated="3"/>
          <table:table-cell office:value-type="string">
            <text:p>250.20</text:p>
          </table:table-cell>
          <table:table-cell office:value-type="string">
            <text:p>300.00</text:p>
          </table:table-cell>
          <table:table-cell office:value-type="float" office:value="2">
            <text:p>2</text:p>
          </table:table-cell>
          <table:table-cell table:number-columns-repeated="8" office:value-type="string">
            <text:p>&lt;NULL&gt;</text:p>
          </table:table-cell>
          <table:table-cell table:number-columns-repeated="231"/>
        </table:table-row>
        <table:table-row table:style-name="ro1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27" office:value-type="date" office:date-value="2006-10-28">
            <text:p>06.10.28</text:p>
          </table:table-cell>
          <table:table-cell table:style-name="ce28" office:value-type="time" office:time-value="PT12H00M00S">
            <text:p>12:00:00</text:p>
          </table:table-cell>
          <table:table-cell office:value-type="float" office:value="900">
            <text:p>900</text:p>
          </table:table-cell>
          <table:table-cell office:value-type="float" office:value="20">
            <text:p>20</text:p>
          </table:table-cell>
          <table:table-cell office:value-type="string">
            <text:p>formirani podaci o stavkama</text:p>
          </table:table-cell>
          <table:table-cell office:value-type="float" office:value="2">
            <text:p>2</text:p>
          </table:table-cell>
          <table:table-cell office:value-type="string">
            <text:p>+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string">
            <text:p>100.00</text:p>
          </table:table-cell>
          <table:table-cell office:value-type="string">
            <text:p>150.00</text:p>
          </table:table-cell>
          <table:table-cell office:value-type="float" office:value="2">
            <text:p>2</text:p>
          </table:table-cell>
          <table:table-cell table:number-columns-repeated="8" office:value-type="string">
            <text:p>&lt;NULL&gt;</text:p>
          </table:table-cell>
          <table:table-cell table:number-columns-repeated="231"/>
        </table:table-row>
        <table:table-row table:style-name="ro1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27" office:value-type="date" office:date-value="2006-10-28">
            <text:p>06.10.28</text:p>
          </table:table-cell>
          <table:table-cell table:style-name="ce28" office:value-type="time" office:time-value="PT12H00M00S">
            <text:p>12:00:00</text:p>
          </table:table-cell>
          <table:table-cell office:value-type="float" office:value="900">
            <text:p>900</text:p>
          </table:table-cell>
          <table:table-cell office:value-type="float" office:value="20">
            <text:p>20</text:p>
          </table:table-cell>
          <table:table-cell office:value-type="string">
            <text:p>formirani podaci o stavkama</text:p>
          </table:table-cell>
          <table:table-cell office:value-type="float" office:value="3">
            <text:p>3</text:p>
          </table:table-cell>
          <table:table-cell office:value-type="string">
            <text:p>+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string">
            <text:p>105.20</text:p>
          </table:table-cell>
          <table:table-cell office:value-type="string">
            <text:p>150.00</text:p>
          </table:table-cell>
          <table:table-cell office:value-type="float" office:value="1">
            <text:p>1</text:p>
          </table:table-cell>
          <table:table-cell table:number-columns-repeated="8" office:value-type="string">
            <text:p>&lt;NULL&gt;</text:p>
          </table:table-cell>
          <table:table-cell table:number-columns-repeated="231"/>
        </table:table-row>
        <table:table-row table:style-name="ro1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27" office:value-type="date" office:date-value="2006-10-28">
            <text:p>06.10.28</text:p>
          </table:table-cell>
          <table:table-cell table:style-name="ce28" office:value-type="time" office:time-value="PT12H00M00S">
            <text:p>12:00:00</text:p>
          </table:table-cell>
          <table:table-cell office:value-type="float" office:value="900">
            <text:p>900</text:p>
          </table:table-cell>
          <table:table-cell office:value-type="float" office:value="20">
            <text:p>20</text:p>
          </table:table-cell>
          <table:table-cell office:value-type="string">
            <text:p>formirani podaci o stavkama</text:p>
          </table:table-cell>
          <table:table-cell office:value-type="float" office:value="4">
            <text:p>4</text:p>
          </table:table-cell>
          <table:table-cell office:value-type="string">
            <text:p>+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string">
            <text:p>110.00</text:p>
          </table:table-cell>
          <table:table-cell office:value-type="string">
            <text:p>150.00</text:p>
          </table:table-cell>
          <table:table-cell office:value-type="float" office:value="6">
            <text:p>6</text:p>
          </table:table-cell>
          <table:table-cell table:number-columns-repeated="8" office:value-type="string">
            <text:p>&lt;NULL&gt;</text:p>
          </table:table-cell>
          <table:table-cell table:number-columns-repeated="231"/>
        </table:table-row>
        <table:table-row table:style-name="ro11" table:number-rows-repeated="65525">
          <table:table-cell table:number-columns-repeated="256"/>
        </table:table-row>
        <table:table-row table:style-name="ro1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1-01">2006.11.01</text:date>, <text:time>13:34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10-30T15:57:02</meta:creation-date>
    <dc:date>2006-11-01T13:34:57</dc:date>
    <dc:language>en-US</dc:language>
    <meta:editing-cycles>29</meta:editing-cycles>
    <meta:editing-duration>PT1H39M19S</meta:editing-duration>
    <meta:user-defined meta:name="Info 1"/>
    <meta:user-defined meta:name="Info 2"/>
    <meta:user-defined meta:name="Info 3"/>
    <meta:user-defined meta:name="Info 4"/>
    <meta:document-statistic meta:table-count="10" meta:cell-count="892"/>
  </office:meta>
</office:document-meta>
</file>